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style:writing-mode="lr-tb"/>
    </style:style>
    <style:style style:name="T1_1" style:family="text"/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fo:font-size="22pt" style:font-size-asian="22pt" style:font-size-complex="22pt"/>
    </style:style>
    <style:style style:name="T2_2" style:family="text">
      <style:text-properties fo:font-size="22pt" style:font-size-asian="22pt" style:font-size-complex="22pt"/>
    </style:style>
    <style:style style:name="T2_3" style:family="text">
      <style:text-properties fo:font-size="22pt" style:font-size-asian="22pt" style:font-size-complex="22pt"/>
    </style:style>
    <style:style style:name="T2_4" style:family="text">
      <style:text-properties fo:font-size="22pt" style:font-size-asian="22pt" style:font-size-complex="22pt"/>
    </style:style>
    <style:style style:name="T2_5" style:family="text">
      <style:text-properties fo:font-size="22pt" style:font-size-asian="22pt" style:font-size-complex="22pt"/>
    </style:style>
    <style:style style:name="T2_6" style:family="text">
      <style:text-properties fo:font-size="22pt" style:font-size-asian="22pt" style:font-size-complex="22pt"/>
    </style:style>
    <style:style style:name="T2_7" style:family="text">
      <style:text-properties fo:font-size="22pt" style:font-size-asian="22pt" style:font-size-complex="22pt"/>
    </style:style>
    <style:style style:name="T2_8" style:family="text">
      <style:text-properties fo:font-size="22pt" style:font-size-asian="22pt" style:font-size-complex="22pt"/>
    </style:style>
    <style:style style:name="T2_9" style:family="text">
      <style:text-properties fo:font-size="17pt" style:font-size-asian="17pt" style:font-size-complex="17pt"/>
    </style:style>
    <style:style style:name="T2_10" style:family="text">
      <style:text-properties fo:font-size="17pt" style:font-size-asian="17pt" style:font-size-complex="17pt"/>
    </style:style>
    <style:style style:name="T2_11" style:family="text">
      <style:text-properties fo:font-size="17pt" style:font-size-asian="17pt" style:font-size-complex="17pt"/>
    </style:style>
    <style:style style:name="T2_12" style:family="text">
      <style:text-properties fo:font-size="17pt" style:font-size-asian="17pt" style:font-size-complex="17pt"/>
    </style:style>
    <style:style style:name="T2_13" style:family="text">
      <style:text-properties fo:font-size="17pt" style:font-size-asian="17pt" style:font-size-complex="17pt"/>
    </style:style>
    <style:style style:name="T2_14" style:family="text">
      <style:text-properties fo:font-size="17pt" style:font-size-asian="17pt" style:font-size-complex="17pt"/>
    </style:style>
    <style:style style:name="T2_15" style:family="text">
      <style:text-properties fo:font-size="17pt" style:font-size-asian="17pt" style:font-size-complex="17pt"/>
    </style:style>
    <style:style style:name="T2_16" style:family="text">
      <style:text-properties fo:font-size="17pt" style:font-size-asian="17pt" style:font-size-complex="17pt"/>
    </style:style>
    <style:style style:name="T2_17" style:family="text">
      <style:text-properties fo:font-size="17pt" style:font-size-asian="17pt" style:font-size-complex="17pt"/>
    </style:style>
    <style:style style:name="T2_18" style:family="text">
      <style:text-properties fo:font-size="17pt" style:font-size-asian="17pt" style:font-size-complex="17pt"/>
    </style:style>
    <style:style style:name="T2_19" style:family="text">
      <style:text-properties fo:font-size="17pt" style:font-size-asian="17pt" style:font-size-complex="17pt"/>
    </style:style>
    <style:style style:name="T2_20" style:family="text">
      <style:text-properties fo:font-size="17pt" style:font-size-asian="17pt" style:font-size-complex="17pt"/>
    </style:style>
    <style:style style:name="T2_21" style:family="text">
      <style:text-properties fo:font-size="17pt" style:font-size-asian="17pt" style:font-size-complex="17pt"/>
    </style:style>
    <style:style style:name="T2_22" style:family="text">
      <style:text-properties fo:font-size="17pt" style:font-size-asian="17pt" style:font-size-complex="17pt"/>
    </style:style>
    <style:style style:name="T2_23" style:family="text">
      <style:text-properties fo:font-size="17pt" style:font-size-asian="17pt" style:font-size-complex="17pt"/>
    </style:style>
    <style:style style:name="T2_24" style:family="text">
      <style:text-properties fo:font-size="17pt" style:font-size-asian="17pt" style:font-size-complex="17pt"/>
    </style:style>
    <style:style style:name="T2_25" style:family="text">
      <style:text-properties fo:font-size="17pt" style:font-size-asian="17pt" style:font-size-complex="17pt"/>
    </style:style>
    <style:style style:name="T2_26" style:family="text">
      <style:text-properties fo:font-size="17pt" style:font-size-asian="17pt" style:font-size-complex="17pt"/>
    </style:style>
    <style:style style:name="T2_27" style:family="text">
      <style:text-properties fo:font-size="17pt" style:font-size-asian="17pt" style:font-size-complex="17pt"/>
    </style:style>
    <style:style style:name="T2_28" style:family="text">
      <style:text-properties fo:font-size="17pt" style:font-size-asian="17pt" style:font-size-complex="17pt"/>
    </style:style>
    <style:style style:name="T2_29" style:family="text">
      <style:text-properties fo:font-size="17pt" style:font-size-asian="17pt" style:font-size-complex="17pt"/>
    </style:style>
    <style:style style:name="T2_30" style:family="text">
      <style:text-properties fo:font-size="17pt" style:font-size-asian="17pt" style:font-size-complex="17pt"/>
    </style:style>
    <style:style style:name="T2_31" style:family="text">
      <style:text-properties fo:font-size="17pt" style:font-size-asian="17pt" style:font-size-complex="17pt"/>
    </style:style>
    <style:style style:name="T2_32" style:family="text">
      <style:text-properties fo:font-size="17pt" style:font-size-asian="17pt" style:font-size-complex="17pt"/>
    </style:style>
    <style:style style:name="T2_33" style:family="text">
      <style:text-properties fo:font-size="17pt" style:font-size-asian="17pt" style:font-size-complex="17pt"/>
    </style:style>
    <style:style style:name="T2_34" style:family="text">
      <style:text-properties fo:font-size="17pt" style:font-size-asian="17pt" style:font-size-complex="17pt"/>
    </style:style>
    <style:style style:name="T2_35" style:family="text">
      <style:text-properties fo:font-size="17pt" style:font-size-asian="17pt" style:font-size-complex="17pt"/>
    </style:style>
    <style:style style:name="T2_36" style:family="text">
      <style:text-properties fo:font-size="17pt" style:font-size-asian="17pt" style:font-size-complex="17pt"/>
    </style:style>
    <style:style style:name="T2_37" style:family="text">
      <style:text-properties fo:font-size="17pt" style:font-size-asian="17pt" style:font-size-complex="17pt"/>
    </style:style>
    <style:style style:name="T2_38" style:family="text">
      <style:text-properties fo:font-size="17pt" style:font-size-asian="17pt" style:font-size-complex="17pt"/>
    </style:style>
    <style:style style:name="T2_39" style:family="text">
      <style:text-properties fo:font-size="17pt" style:font-size-asian="17pt" style:font-size-complex="17pt"/>
    </style:style>
    <style:style style:name="T2_40" style:family="text">
      <style:text-properties fo:font-size="17pt" style:font-size-asian="17pt" style:font-size-complex="17pt"/>
    </style:style>
    <style:style style:name="T2_41" style:family="text">
      <style:text-properties fo:font-size="17pt" style:font-size-asian="17pt" style:font-size-complex="17pt"/>
    </style:style>
    <style:style style:name="T2_42" style:family="text">
      <style:text-properties fo:font-size="17pt" style:font-size-asian="17pt" style:font-size-complex="17pt"/>
    </style:style>
    <style:style style:name="T2_43" style:family="text">
      <style:text-properties fo:font-size="17pt" style:font-size-asian="17pt" style:font-size-complex="17pt"/>
    </style:style>
    <style:style style:name="T2_44" style:family="text">
      <style:text-properties fo:font-size="17pt" style:font-size-asian="17pt" style:font-size-complex="17pt"/>
    </style:style>
    <style:style style:name="T2_45" style:family="text">
      <style:text-properties fo:font-size="17pt" style:font-size-asian="17pt" style:font-size-complex="17pt"/>
    </style:style>
    <style:style style:name="T2_46" style:family="text">
      <style:text-properties fo:font-size="17pt" style:font-size-asian="17pt" style:font-size-complex="17pt"/>
    </style:style>
    <style:style style:name="T2_47" style:family="text">
      <style:text-properties fo:font-size="17pt" style:font-size-asian="17pt" style:font-size-complex="17pt"/>
    </style:style>
    <style:style style:name="T2_48" style:family="text">
      <style:text-properties fo:font-size="17pt" style:font-size-asian="17pt" style:font-size-complex="17pt"/>
    </style:style>
    <style:style style:name="T2_49" style:family="text">
      <style:text-properties fo:font-size="17pt" style:font-size-asian="17pt" style:font-size-complex="17pt"/>
    </style:style>
    <style:style style:name="T2_50" style:family="text">
      <style:text-properties fo:font-size="17pt" style:font-size-asian="17pt" style:font-size-complex="17pt"/>
    </style:style>
    <style:style style:name="T2_51" style:family="text">
      <style:text-properties fo:font-size="17pt" style:font-size-asian="17pt" style:font-size-complex="17pt"/>
    </style:style>
    <style:style style:name="T2_52" style:family="text">
      <style:text-properties fo:font-size="17pt" style:font-size-asian="17pt" style:font-size-complex="17pt"/>
    </style:style>
    <style:style style:name="T2_53" style:family="text">
      <style:text-properties fo:font-size="17pt" style:font-size-asian="17pt" style:font-size-complex="17pt"/>
    </style:style>
    <style:style style:name="T2_54" style:family="text">
      <style:text-properties fo:font-size="17pt" style:font-size-asian="17pt" style:font-size-complex="17pt"/>
    </style:style>
    <style:style style:name="T2_55" style:family="text">
      <style:text-properties fo:font-size="17pt" style:font-size-asian="17pt" style:font-size-complex="17pt"/>
    </style:style>
    <style:style style:name="T2_56" style:family="text">
      <style:text-properties fo:font-size="17pt" style:font-size-asian="17pt" style:font-size-complex="17pt"/>
    </style:style>
    <style:style style:name="T2_57" style:family="text">
      <style:text-properties fo:font-size="17pt" style:font-size-asian="17pt" style:font-size-complex="17pt"/>
    </style:style>
    <style:style style:name="T2_58" style:family="text">
      <style:text-properties fo:font-size="17pt" style:font-size-asian="17pt" style:font-size-complex="17pt"/>
    </style:style>
    <style:style style:name="T2_59" style:family="text">
      <style:text-properties fo:font-size="17pt" style:font-size-asian="17pt" style:font-size-complex="17pt"/>
    </style:style>
    <style:style style:name="T2_60" style:family="text">
      <style:text-properties fo:font-size="17pt" style:font-size-asian="17pt" style:font-size-complex="17pt"/>
    </style:style>
    <style:style style:name="T2_61" style:family="text">
      <style:text-properties fo:font-size="17pt" style:font-size-asian="17pt" style:font-size-complex="17pt"/>
    </style:style>
    <style:style style:name="T2_62" style:family="text">
      <style:text-properties fo:font-size="17pt" style:font-size-asian="17pt" style:font-size-complex="17pt"/>
    </style:style>
    <style:style style:name="T2_63" style:family="text">
      <style:text-properties fo:font-size="17pt" style:font-size-asian="17pt" style:font-size-complex="17pt"/>
    </style:style>
    <style:style style:name="T2_64" style:family="text">
      <style:text-properties fo:font-size="17pt" style:font-size-asian="17pt" style:font-size-complex="17pt"/>
    </style:style>
    <style:style style:name="T2_65" style:family="text">
      <style:text-properties fo:font-size="17pt" style:font-size-asian="17pt" style:font-size-complex="17pt"/>
    </style:style>
    <style:style style:name="T2_66" style:family="text">
      <style:text-properties fo:font-size="17pt" style:font-size-asian="17pt" style:font-size-complex="17pt"/>
    </style:style>
    <style:style style:name="T2_67" style:family="text">
      <style:text-properties fo:font-size="17pt" style:font-size-asian="17pt" style:font-size-complex="17pt"/>
    </style:style>
    <style:style style:name="T2_68" style:family="text">
      <style:text-properties fo:font-size="17pt" style:font-size-asian="17pt" style:font-size-complex="17pt"/>
    </style:style>
    <style:style style:name="T2_69" style:family="text">
      <style:text-properties fo:font-size="17pt" style:font-size-asian="17pt" style:font-size-complex="17pt"/>
    </style:style>
    <style:style style:name="T2_70" style:family="text">
      <style:text-properties fo:font-size="17pt" style:font-size-asian="17pt" style:font-size-complex="17pt"/>
    </style:style>
    <style:style style:name="T2_71" style:family="text">
      <style:text-properties fo:font-size="17pt" style:font-size-asian="17pt" style:font-size-complex="17pt"/>
    </style:style>
    <style:style style:name="T2_72" style:family="text">
      <style:text-properties fo:font-size="17pt" style:font-size-asian="17pt" style:font-size-complex="17pt"/>
    </style:style>
    <style:style style:name="T2_73" style:family="text">
      <style:text-properties fo:font-size="17pt" style:font-size-asian="17pt" style:font-size-complex="17pt"/>
    </style:style>
    <style:style style:name="T2_74" style:family="text">
      <style:text-properties fo:font-size="17pt" style:font-size-asian="17pt" style:font-size-complex="17pt"/>
    </style:style>
    <style:style style:name="T2_75" style:family="text">
      <style:text-properties fo:font-size="17pt" style:font-size-asian="17pt" style:font-size-complex="17pt"/>
    </style:style>
    <style:style style:name="T2_76" style:family="text">
      <style:text-properties fo:font-size="17pt" style:font-size-asian="17pt" style:font-size-complex="17pt"/>
    </style:style>
    <style:style style:name="T2_77" style:family="text">
      <style:text-properties fo:font-size="17pt" style:font-size-asian="17pt" style:font-size-complex="17pt"/>
    </style:style>
    <style:style style:name="T2_78" style:family="text">
      <style:text-properties fo:font-size="17pt" style:font-size-asian="17pt" style:font-size-complex="17pt"/>
    </style:style>
    <style:style style:name="T2_79" style:family="text">
      <style:text-properties fo:font-size="17pt" style:font-size-asian="17pt" style:font-size-complex="17pt"/>
    </style:style>
    <style:style style:name="T2_80" style:family="text">
      <style:text-properties fo:font-size="17pt" style:font-size-asian="17pt" style:font-size-complex="17pt"/>
    </style:style>
    <style:style style:name="T2_81" style:family="text">
      <style:text-properties fo:font-size="17pt" style:font-size-asian="17pt" style:font-size-complex="17pt"/>
    </style:style>
    <style:style style:name="T2_82" style:family="text">
      <style:text-properties fo:font-size="17pt" style:font-size-asian="17pt" style:font-size-complex="17pt"/>
    </style:style>
    <style:style style:name="T2_83" style:family="text">
      <style:text-properties fo:font-size="17pt" style:font-size-asian="17pt" style:font-size-complex="17pt"/>
    </style:style>
    <style:style style:name="T2_84" style:family="text">
      <style:text-properties fo:font-size="17pt" style:font-size-asian="17pt" style:font-size-complex="17pt"/>
    </style:style>
    <style:style style:name="T2_85" style:family="text">
      <style:text-properties fo:font-size="17pt" style:font-size-asian="17pt" style:font-size-complex="17pt"/>
    </style:style>
    <style:style style:name="T2_86" style:family="text">
      <style:text-properties fo:font-size="17pt" style:font-size-asian="17pt" style:font-size-complex="17pt"/>
    </style:style>
    <style:style style:name="T2_87" style:family="text">
      <style:text-properties fo:font-size="17pt" style:font-size-asian="17pt" style:font-size-complex="17pt"/>
    </style:style>
    <style:style style:name="T2_88" style:family="text">
      <style:text-properties fo:font-size="17pt" style:font-size-asian="17pt" style:font-size-complex="17pt"/>
    </style:style>
    <style:style style:name="T2_89" style:family="text">
      <style:text-properties fo:font-size="17pt" style:font-size-asian="17pt" style:font-size-complex="17pt"/>
    </style:style>
    <style:style style:name="T2_90" style:family="text">
      <style:text-properties fo:font-size="17pt" style:font-size-asian="17pt" style:font-size-complex="17pt"/>
    </style:style>
    <style:style style:name="T2_91" style:family="text">
      <style:text-properties fo:font-size="17pt" style:font-size-asian="17pt" style:font-size-complex="17pt"/>
    </style:style>
    <style:style style:name="T2_92" style:family="text">
      <style:text-properties fo:font-size="17pt" style:font-size-asian="17pt" style:font-size-complex="17pt"/>
    </style:style>
    <style:style style:name="T2_93" style:family="text">
      <style:text-properties fo:font-size="17pt" style:font-size-asian="17pt" style:font-size-complex="17pt"/>
    </style:style>
    <style:style style:name="T2_94" style:family="text">
      <style:text-properties fo:font-size="17pt" style:font-size-asian="17pt" style:font-size-complex="17pt"/>
    </style:style>
    <style:style style:name="T2_95" style:family="text">
      <style:text-properties fo:font-size="17pt" style:font-size-asian="17pt" style:font-size-complex="17pt"/>
    </style:style>
    <style:style style:name="T2_96" style:family="text">
      <style:text-properties fo:font-size="17pt" style:font-size-asian="17pt" style:font-size-complex="17pt"/>
    </style:style>
    <style:style style:name="T2_97" style:family="text">
      <style:text-properties fo:font-size="17pt" style:font-size-asian="17pt" style:font-size-complex="17pt"/>
    </style:style>
    <style:style style:name="T2_98" style:family="text">
      <style:text-properties fo:font-size="17pt" style:font-size-asian="17pt" style:font-size-complex="17pt"/>
    </style:style>
    <style:style style:name="T2_99" style:family="text">
      <style:text-properties fo:font-size="17pt" style:font-size-asian="17pt" style:font-size-complex="17pt"/>
    </style:style>
    <style:style style:name="T2_100" style:family="text">
      <style:text-properties fo:font-size="17pt" style:font-size-asian="17pt" style:font-size-complex="17pt"/>
    </style:style>
    <style:style style:name="T2_101" style:family="text">
      <style:text-properties fo:font-size="17pt" style:font-size-asian="17pt" style:font-size-complex="17pt"/>
    </style:style>
    <style:style style:name="T2_102" style:family="text">
      <style:text-properties fo:font-size="17pt" style:font-size-asian="17pt" style:font-size-complex="17pt"/>
    </style:style>
    <style:style style:name="T2_103" style:family="text">
      <style:text-properties fo:font-size="17pt" style:font-size-asian="17pt" style:font-size-complex="17pt"/>
    </style:style>
    <style:style style:name="T2_104" style:family="text">
      <style:text-properties fo:font-size="17pt" style:font-size-asian="17pt" style:font-size-complex="17pt"/>
    </style:style>
    <style:style style:name="T2_105" style:family="text">
      <style:text-properties fo:font-size="17pt" style:font-size-asian="17pt" style:font-size-complex="17pt"/>
    </style:style>
    <style:style style:name="T2_106" style:family="text">
      <style:text-properties fo:font-size="17pt" style:font-size-asian="17pt" style:font-size-complex="17pt"/>
    </style:style>
    <style:style style:name="T2_107" style:family="text">
      <style:text-properties fo:font-size="17pt" style:font-size-asian="17pt" style:font-size-complex="17pt"/>
    </style:style>
    <style:style style:name="T2_108" style:family="text">
      <style:text-properties fo:font-size="17pt" style:font-size-asian="17pt" style:font-size-complex="17pt"/>
    </style:style>
    <style:style style:name="T2_109" style:family="text">
      <style:text-properties fo:font-size="17pt" style:font-size-asian="17pt" style:font-size-complex="17pt"/>
    </style:style>
    <style:style style:name="T2_110" style:family="text">
      <style:text-properties fo:font-size="17pt" style:font-size-asian="17pt" style:font-size-complex="17pt"/>
    </style:style>
    <style:style style:name="T2_111" style:family="text">
      <style:text-properties fo:font-size="17pt" style:font-size-asian="17pt" style:font-size-complex="17pt"/>
    </style:style>
    <style:style style:name="T2_112" style:family="text">
      <style:text-properties fo:font-size="17pt" style:font-size-asian="17pt" style:font-size-complex="17pt"/>
    </style:style>
    <style:style style:name="T2_113" style:family="text">
      <style:text-properties fo:font-size="17pt" style:font-size-asian="17pt" style:font-size-complex="17pt"/>
    </style:style>
    <style:style style:name="T2_114" style:family="text">
      <style:text-properties fo:font-size="17pt" style:font-size-asian="17pt" style:font-size-complex="17pt"/>
    </style:style>
    <style:style style:name="T2_115" style:family="text">
      <style:text-properties fo:font-size="17pt" style:font-size-asian="17pt" style:font-size-complex="17pt"/>
    </style:style>
    <style:style style:name="T2_116" style:family="text">
      <style:text-properties fo:font-size="17pt" style:font-size-asian="17pt" style:font-size-complex="17pt"/>
    </style:style>
    <style:style style:name="T2_117" style:family="text">
      <style:text-properties fo:font-size="17pt" style:font-size-asian="17pt" style:font-size-complex="17pt"/>
    </style:style>
    <style:style style:name="T2_118" style:family="text">
      <style:text-properties fo:font-size="17pt" style:font-size-asian="17pt" style:font-size-complex="17pt"/>
    </style:style>
    <style:style style:name="T2_119" style:family="text">
      <style:text-properties fo:font-size="17pt" style:font-size-asian="17pt" style:font-size-complex="17pt"/>
    </style:style>
    <style:style style:name="T2_120" style:family="text">
      <style:text-properties fo:font-size="17pt" style:font-size-asian="17pt" style:font-size-complex="17pt"/>
    </style:style>
    <style:style style:name="T2_121" style:family="text">
      <style:text-properties fo:font-size="17pt" style:font-size-asian="17pt" style:font-size-complex="17pt"/>
    </style:style>
    <style:style style:name="T2_122" style:family="text">
      <style:text-properties fo:font-size="17pt" style:font-size-asian="17pt" style:font-size-complex="17pt"/>
    </style:style>
    <style:style style:name="T2_123" style:family="text">
      <style:text-properties fo:font-size="17pt" style:font-size-asian="17pt" style:font-size-complex="17pt"/>
    </style:style>
    <style:style style:name="T2_124" style:family="text">
      <style:text-properties fo:font-size="17pt" style:font-size-asian="17pt" style:font-size-complex="17pt"/>
    </style:style>
    <style:style style:name="T2_125" style:family="text">
      <style:text-properties fo:font-size="17pt" style:font-size-asian="17pt" style:font-size-complex="17pt"/>
    </style:style>
    <style:style style:name="T2_126" style:family="text">
      <style:text-properties fo:font-size="17pt" style:font-size-asian="17pt" style:font-size-complex="17pt"/>
    </style:style>
    <style:style style:name="T2_127" style:family="text">
      <style:text-properties fo:font-size="17pt" style:font-size-asian="17pt" style:font-size-complex="17pt"/>
    </style:style>
    <style:style style:name="T2_128" style:family="text">
      <style:text-properties fo:font-size="17pt" style:font-size-asian="17pt" style:font-size-complex="17pt"/>
    </style:style>
    <style:style style:name="T2_129" style:family="text">
      <style:text-properties fo:font-size="17pt" style:font-size-asian="17pt" style:font-size-complex="17pt"/>
    </style:style>
    <style:style style:name="T2_130" style:family="text">
      <style:text-properties fo:font-size="17pt" style:font-size-asian="17pt" style:font-size-complex="17pt"/>
    </style:style>
    <style:style style:name="T2_131" style:family="text">
      <style:text-properties fo:font-size="17pt" style:font-size-asian="17pt" style:font-size-complex="17pt"/>
    </style:style>
    <style:style style:name="T2_132" style:family="text">
      <style:text-properties fo:font-size="17pt" style:font-size-asian="17pt" style:font-size-complex="17pt"/>
    </style:style>
    <style:style style:name="T2_133" style:family="text">
      <style:text-properties fo:font-size="17pt" style:font-size-asian="17pt" style:font-size-complex="17pt"/>
    </style:style>
    <style:style style:name="T2_134" style:family="text">
      <style:text-properties fo:font-size="17pt" style:font-size-asian="17pt" style:font-size-complex="17pt"/>
    </style:style>
    <style:style style:name="T2_135" style:family="text">
      <style:text-properties fo:font-size="17pt" style:font-size-asian="17pt" style:font-size-complex="17pt"/>
    </style:style>
    <style:style style:name="T2_136" style:family="text">
      <style:text-properties fo:font-size="17pt" style:font-size-asian="17pt" style:font-size-complex="17pt"/>
    </style:style>
    <style:style style:name="T2_137" style:family="text">
      <style:text-properties fo:font-size="17pt" style:font-size-asian="17pt" style:font-size-complex="17pt"/>
    </style:style>
    <style:style style:name="T2_138" style:family="text">
      <style:text-properties fo:font-size="17pt" style:font-size-asian="17pt" style:font-size-complex="17pt"/>
    </style:style>
    <style:style style:name="T2_139" style:family="text">
      <style:text-properties fo:font-size="17pt" style:font-size-asian="17pt" style:font-size-complex="17pt"/>
    </style:style>
    <style:style style:name="T2_140" style:family="text">
      <style:text-properties fo:font-size="17pt" style:font-size-asian="17pt" style:font-size-complex="17pt"/>
    </style:style>
    <style:style style:name="T2_141" style:family="text">
      <style:text-properties fo:font-size="17pt" style:font-size-asian="17pt" style:font-size-complex="17pt"/>
    </style:style>
    <style:style style:name="T2_142" style:family="text">
      <style:text-properties fo:font-size="17pt" style:font-size-asian="17pt" style:font-size-complex="17pt"/>
    </style:style>
    <style:style style:name="T2_143" style:family="text">
      <style:text-properties fo:font-size="17pt" style:font-size-asian="17pt" style:font-size-complex="17pt"/>
    </style:style>
    <style:style style:name="T2_144" style:family="text">
      <style:text-properties fo:font-size="17pt" style:font-size-asian="17pt" style:font-size-complex="17pt"/>
    </style:style>
    <style:style style:name="T2_145" style:family="text">
      <style:text-properties fo:font-size="17pt" style:font-size-asian="17pt" style:font-size-complex="17pt"/>
    </style:style>
    <style:style style:name="T2_146" style:family="text">
      <style:text-properties fo:font-size="17pt" style:font-size-asian="17pt" style:font-size-complex="17pt"/>
    </style:style>
    <style:style style:name="T2_147" style:family="text">
      <style:text-properties fo:font-size="17pt" style:font-size-asian="17pt" style:font-size-complex="17pt"/>
    </style:style>
    <style:style style:name="T2_148" style:family="text">
      <style:text-properties fo:font-size="17pt" style:font-size-asian="17pt" style:font-size-complex="17pt"/>
    </style:style>
    <style:style style:name="T2_149" style:family="text">
      <style:text-properties fo:font-size="17pt" style:font-size-asian="17pt" style:font-size-complex="17pt"/>
    </style:style>
    <style:style style:name="T2_150" style:family="text">
      <style:text-properties fo:font-size="17pt" style:font-size-asian="17pt" style:font-size-complex="17pt"/>
    </style:style>
    <style:style style:name="T2_151" style:family="text">
      <style:text-properties fo:font-size="17pt" style:font-size-asian="17pt" style:font-size-complex="17pt"/>
    </style:style>
    <style:style style:name="T2_152" style:family="text">
      <style:text-properties fo:font-size="17pt" style:font-size-asian="17pt" style:font-size-complex="17pt"/>
    </style:style>
    <style:style style:name="T2_153" style:family="text">
      <style:text-properties fo:font-size="17pt" style:font-size-asian="17pt" style:font-size-complex="17pt"/>
    </style:style>
    <style:style style:name="T2_154" style:family="text">
      <style:text-properties fo:font-size="17pt" style:font-size-asian="17pt" style:font-size-complex="17pt"/>
    </style:style>
    <style:style style:name="T2_155" style:family="text">
      <style:text-properties fo:font-size="17pt" style:font-size-asian="17pt" style:font-size-complex="17pt"/>
    </style:style>
    <style:style style:name="T2_156" style:family="text">
      <style:text-properties fo:font-size="17pt" style:font-size-asian="17pt" style:font-size-complex="17pt"/>
    </style:style>
    <style:style style:name="T2_157" style:family="text">
      <style:text-properties fo:font-size="17pt" style:font-size-asian="17pt" style:font-size-complex="17pt"/>
    </style:style>
    <style:style style:name="T2_158" style:family="text">
      <style:text-properties fo:font-size="17pt" style:font-size-asian="17pt" style:font-size-complex="17pt"/>
    </style:style>
    <style:style style:name="T2_159" style:family="text">
      <style:text-properties fo:font-size="17pt" style:font-size-asian="17pt" style:font-size-complex="17pt"/>
    </style:style>
    <style:style style:name="T2_160" style:family="text">
      <style:text-properties fo:font-size="17pt" style:font-size-asian="17pt" style:font-size-complex="17pt"/>
    </style:style>
    <style:style style:name="T2_161" style:family="text">
      <style:text-properties fo:font-size="17pt" style:font-size-asian="17pt" style:font-size-complex="17pt"/>
    </style:style>
    <style:style style:name="T2_162" style:family="text">
      <style:text-properties fo:font-size="17pt" style:font-size-asian="17pt" style:font-size-complex="17pt"/>
    </style:style>
    <style:style style:name="T2_163" style:family="text">
      <style:text-properties fo:font-size="17pt" style:font-size-asian="17pt" style:font-size-complex="17pt"/>
    </style:style>
    <style:style style:name="T2_164" style:family="text">
      <style:text-properties fo:font-size="17pt" style:font-size-asian="17pt" style:font-size-complex="17pt"/>
    </style:style>
    <style:style style:name="T2_165" style:family="text">
      <style:text-properties fo:font-size="17pt" style:font-size-asian="17pt" style:font-size-complex="17pt"/>
    </style:style>
    <style:style style:name="T2_166" style:family="text">
      <style:text-properties fo:font-size="17pt" style:font-size-asian="17pt" style:font-size-complex="17pt"/>
    </style:style>
    <style:style style:name="T2_167" style:family="text">
      <style:text-properties fo:font-size="17pt" style:font-size-asian="17pt" style:font-size-complex="17pt"/>
    </style:style>
    <style:style style:name="T2_168" style:family="text">
      <style:text-properties fo:font-size="17pt" style:font-size-asian="17pt" style:font-size-complex="17pt"/>
    </style:style>
    <style:style style:name="T2_169" style:family="text">
      <style:text-properties fo:font-size="17pt" style:font-size-asian="17pt" style:font-size-complex="17pt"/>
    </style:style>
    <style:style style:name="T2_170" style:family="text">
      <style:text-properties fo:font-size="17pt" style:font-size-asian="17pt" style:font-size-complex="17pt"/>
    </style:style>
    <style:style style:name="T2_171" style:family="text">
      <style:text-properties fo:font-size="17pt" style:font-size-asian="17pt" style:font-size-complex="17pt"/>
    </style:style>
    <style:style style:name="T2_172" style:family="text">
      <style:text-properties fo:font-size="17pt" style:font-size-asian="17pt" style:font-size-complex="17pt"/>
    </style:style>
    <style:style style:name="T2_173" style:family="text">
      <style:text-properties fo:font-size="17pt" style:font-size-asian="17pt" style:font-size-complex="17pt"/>
    </style:style>
    <style:style style:name="T2_174" style:family="text">
      <style:text-properties fo:font-size="17pt" style:font-size-asian="17pt" style:font-size-complex="17pt"/>
    </style:style>
    <style:style style:name="T2_175" style:family="text">
      <style:text-properties fo:font-size="17pt" style:font-size-asian="17pt" style:font-size-complex="17pt"/>
    </style:style>
    <style:style style:name="T2_176" style:family="text">
      <style:text-properties fo:font-size="17pt" style:font-size-asian="17pt" style:font-size-complex="17pt"/>
    </style:style>
    <style:style style:name="T2_177" style:family="text">
      <style:text-properties fo:font-size="17pt" style:font-size-asian="17pt" style:font-size-complex="17pt"/>
    </style:style>
    <style:style style:name="T2_178" style:family="text">
      <style:text-properties fo:font-size="17pt" style:font-size-asian="17pt" style:font-size-complex="17pt"/>
    </style:style>
    <style:style style:name="T2_179" style:family="text">
      <style:text-properties fo:font-size="17pt" style:font-size-asian="17pt" style:font-size-complex="17pt"/>
    </style:style>
    <style:style style:name="T2_180" style:family="text">
      <style:text-properties fo:font-size="17pt" style:font-size-asian="17pt" style:font-size-complex="17pt"/>
    </style:style>
    <style:style style:name="T2_181" style:family="text">
      <style:text-properties fo:font-size="17pt" style:font-size-asian="17pt" style:font-size-complex="17pt"/>
    </style:style>
    <style:style style:name="T2_182" style:family="text">
      <style:text-properties fo:font-size="17pt" style:font-size-asian="17pt" style:font-size-complex="17pt"/>
    </style:style>
    <style:style style:name="T2_183" style:family="text">
      <style:text-properties fo:font-size="17pt" style:font-size-asian="17pt" style:font-size-complex="17pt"/>
    </style:style>
    <style:style style:name="T2_184" style:family="text">
      <style:text-properties fo:font-size="17pt" style:font-size-asian="17pt" style:font-size-complex="17pt"/>
    </style:style>
    <style:style style:name="T2_185" style:family="text">
      <style:text-properties fo:font-size="17pt" style:font-size-asian="17pt" style:font-size-complex="17pt"/>
    </style:style>
    <style:style style:name="T2_186" style:family="text">
      <style:text-properties fo:font-size="17pt" style:font-size-asian="17pt" style:font-size-complex="17pt"/>
    </style:style>
    <style:style style:name="T2_187" style:family="text">
      <style:text-properties fo:font-size="17pt" style:font-size-asian="17pt" style:font-size-complex="17pt"/>
    </style:style>
    <style:style style:name="T2_188" style:family="text">
      <style:text-properties fo:font-size="17pt" style:font-size-asian="17pt" style:font-size-complex="17pt"/>
    </style:style>
    <style:style style:name="T2_189" style:family="text">
      <style:text-properties fo:font-size="17pt" style:font-size-asian="17pt" style:font-size-complex="17pt"/>
    </style:style>
    <style:style style:name="T2_190" style:family="text">
      <style:text-properties fo:font-size="17pt" style:font-size-asian="17pt" style:font-size-complex="17pt"/>
    </style:style>
    <style:style style:name="T2_191" style:family="text">
      <style:text-properties fo:font-size="17pt" style:font-size-asian="17pt" style:font-size-complex="17pt"/>
    </style:style>
    <style:style style:name="T2_192" style:family="text">
      <style:text-properties fo:font-size="17pt" style:font-size-asian="17pt" style:font-size-complex="17pt"/>
    </style:style>
    <style:style style:name="T2_193" style:family="text">
      <style:text-properties fo:font-size="17pt" style:font-size-asian="17pt" style:font-size-complex="17pt"/>
    </style:style>
    <style:style style:name="T2_194" style:family="text">
      <style:text-properties fo:font-size="17pt" style:font-size-asian="17pt" style:font-size-complex="17pt"/>
    </style:style>
    <style:style style:name="T2_195" style:family="text">
      <style:text-properties fo:font-size="17pt" style:font-size-asian="17pt" style:font-size-complex="17pt"/>
    </style:style>
    <style:style style:name="T2_196" style:family="text">
      <style:text-properties fo:font-size="17pt" style:font-size-asian="17pt" style:font-size-complex="17pt"/>
    </style:style>
    <style:style style:name="T2_197" style:family="text">
      <style:text-properties fo:font-size="17pt" style:font-size-asian="17pt" style:font-size-complex="17pt"/>
    </style:style>
    <style:style style:name="T2_198" style:family="text">
      <style:text-properties fo:font-size="17pt" style:font-size-asian="17pt" style:font-size-complex="17pt"/>
    </style:style>
    <style:style style:name="T2_199" style:family="text">
      <style:text-properties fo:font-size="17pt" style:font-size-asian="17pt" style:font-size-complex="17pt"/>
    </style:style>
    <style:style style:name="T2_200" style:family="text">
      <style:text-properties fo:font-size="17pt" style:font-size-asian="17pt" style:font-size-complex="17pt"/>
    </style:style>
    <style:style style:name="T2_201" style:family="text">
      <style:text-properties fo:font-size="17pt" style:font-size-asian="17pt" style:font-size-complex="17pt"/>
    </style:style>
    <style:style style:name="T2_202" style:family="text">
      <style:text-properties fo:font-size="17pt" style:font-size-asian="17pt" style:font-size-complex="17pt"/>
    </style:style>
    <style:style style:name="T2_203" style:family="text">
      <style:text-properties fo:font-size="17pt" style:font-size-asian="17pt" style:font-size-complex="17pt"/>
    </style:style>
    <style:style style:name="T2_204" style:family="text">
      <style:text-properties fo:font-size="17pt" style:font-size-asian="17pt" style:font-size-complex="17pt"/>
    </style:style>
    <style:style style:name="T2_205" style:family="text">
      <style:text-properties fo:font-size="17pt" style:font-size-asian="17pt" style:font-size-complex="17pt"/>
    </style:style>
    <style:style style:name="T2_206" style:family="text">
      <style:text-properties fo:font-size="17pt" style:font-size-asian="17pt" style:font-size-complex="17pt"/>
    </style:style>
    <style:style style:name="T2_207" style:family="text">
      <style:text-properties fo:font-size="17pt" style:font-size-asian="17pt" style:font-size-complex="17pt"/>
    </style:style>
    <style:style style:name="T2_208" style:family="text">
      <style:text-properties fo:font-size="17pt" style:font-size-asian="17pt" style:font-size-complex="17pt"/>
    </style:style>
    <style:style style:name="T2_209" style:family="text">
      <style:text-properties fo:font-size="17pt" style:font-size-asian="17pt" style:font-size-complex="17pt"/>
    </style:style>
    <style:style style:name="T2_210" style:family="text">
      <style:text-properties fo:font-size="17pt" style:font-size-asian="17pt" style:font-size-complex="17pt"/>
    </style:style>
    <style:style style:name="T2_211" style:family="text">
      <style:text-properties fo:font-size="17pt" style:font-size-asian="17pt" style:font-size-complex="17pt"/>
    </style:style>
    <style:style style:name="T2_212" style:family="text">
      <style:text-properties fo:font-size="17pt" style:font-size-asian="17pt" style:font-size-complex="17pt"/>
    </style:style>
    <style:style style:name="T2_213" style:family="text">
      <style:text-properties fo:font-size="17pt" style:font-size-asian="17pt" style:font-size-complex="17pt"/>
    </style:style>
    <style:style style:name="T2_214" style:family="text">
      <style:text-properties fo:font-size="17pt" style:font-size-asian="17pt" style:font-size-complex="17pt"/>
    </style:style>
    <style:style style:name="T2_215" style:family="text">
      <style:text-properties fo:font-size="17pt" style:font-size-asian="17pt" style:font-size-complex="17pt"/>
    </style:style>
    <style:style style:name="T2_216" style:family="text">
      <style:text-properties fo:font-size="17pt" style:font-size-asian="17pt" style:font-size-complex="17pt"/>
    </style:style>
    <style:style style:name="T2_217" style:family="text">
      <style:text-properties fo:font-size="17pt" style:font-size-asian="17pt" style:font-size-complex="17pt"/>
    </style:style>
    <style:style style:name="T2_218" style:family="text">
      <style:text-properties fo:font-size="17pt" style:font-size-asian="17pt" style:font-size-complex="17pt"/>
    </style:style>
    <style:style style:name="T2_219" style:family="text">
      <style:text-properties fo:font-size="17pt" style:font-size-asian="17pt" style:font-size-complex="17pt"/>
    </style:style>
    <style:style style:name="T2_220" style:family="text">
      <style:text-properties fo:font-size="17pt" style:font-size-asian="17pt" style:font-size-complex="17pt"/>
    </style:style>
    <style:style style:name="T2_221" style:family="text">
      <style:text-properties fo:font-size="17pt" style:font-size-asian="17pt" style:font-size-complex="17pt"/>
    </style:style>
    <style:style style:name="T2_222" style:family="text">
      <style:text-properties fo:font-size="17pt" style:font-size-asian="17pt" style:font-size-complex="17pt"/>
    </style:style>
    <style:style style:name="P3" style:family="paragraph" style:parent-style-name="Standard">
      <style:paragraph-properties fo:break-before="auto" style:writing-mode="lr-tb"/>
      <style:text-properties fo:font-size="17pt" style:font-size-asian="17pt" style:font-size-complex="17pt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fo:font-size="17pt" style:font-size-asian="17pt" style:font-size-complex="17pt"/>
    </style:style>
    <style:style style:name="T4_2" style:family="text">
      <style:text-properties fo:font-size="17pt" style:font-size-asian="17pt" style:font-size-complex="17pt"/>
    </style:style>
    <style:style style:name="T4_3" style:family="text">
      <style:text-properties fo:font-size="17pt" style:font-size-asian="17pt" style:font-size-complex="17pt"/>
    </style:style>
    <style:style style:name="T4_4" style:family="text">
      <style:text-properties fo:font-size="17pt" style:font-size-asian="17pt" style:font-size-complex="17pt"/>
    </style:style>
    <style:style style:name="T4_5" style:family="text">
      <style:text-properties fo:font-size="17pt" style:font-size-asian="17pt" style:font-size-complex="17pt"/>
    </style:style>
    <style:style style:name="T4_6" style:family="text">
      <style:text-properties fo:font-size="17pt" style:font-size-asian="17pt" style:font-size-complex="17pt"/>
    </style:style>
    <style:style style:name="T4_7" style:family="text">
      <style:text-properties fo:font-size="17pt" style:font-size-asian="17pt" style:font-size-complex="17pt"/>
    </style:style>
    <style:style style:name="T4_8" style:family="text">
      <style:text-properties fo:font-size="17pt" style:font-size-asian="17pt" style:font-size-complex="17pt"/>
    </style:style>
    <style:style style:name="T4_9" style:family="text">
      <style:text-properties fo:font-size="17pt" style:font-size-asian="17pt" style:font-size-complex="17pt"/>
    </style:style>
    <style:style style:name="T4_10" style:family="text">
      <style:text-properties fo:font-size="17pt" style:font-size-asian="17pt" style:font-size-complex="17pt"/>
    </style:style>
    <style:style style:name="T4_11" style:family="text">
      <style:text-properties fo:font-size="17pt" style:font-size-asian="17pt" style:font-size-complex="17pt"/>
    </style:style>
    <style:style style:name="T4_12" style:family="text">
      <style:text-properties fo:font-size="17pt" style:font-size-asian="17pt" style:font-size-complex="17pt"/>
    </style:style>
    <style:style style:name="T4_13" style:family="text">
      <style:text-properties fo:font-size="17pt" style:font-size-asian="17pt" style:font-size-complex="17pt"/>
    </style:style>
    <style:style style:name="T4_14" style:family="text">
      <style:text-properties fo:font-size="17pt" style:font-size-asian="17pt" style:font-size-complex="17pt"/>
    </style:style>
    <style:style style:name="T4_15" style:family="text">
      <style:text-properties fo:font-size="17pt" style:font-size-asian="17pt" style:font-size-complex="17pt"/>
    </style:style>
    <style:style style:name="T4_16" style:family="text">
      <style:text-properties fo:font-size="17pt" style:font-size-asian="17pt" style:font-size-complex="17pt"/>
    </style:style>
    <style:style style:name="T4_17" style:family="text">
      <style:text-properties fo:font-size="17pt" style:font-size-asian="17pt" style:font-size-complex="17pt"/>
    </style:style>
    <style:style style:name="T4_18" style:family="text">
      <style:text-properties fo:font-size="17pt" style:font-size-asian="17pt" style:font-size-complex="17pt"/>
    </style:style>
    <style:style style:name="T4_19" style:family="text">
      <style:text-properties fo:font-size="17pt" style:font-size-asian="17pt" style:font-size-complex="17pt"/>
    </style:style>
    <style:style style:name="T4_20" style:family="text">
      <style:text-properties fo:font-size="17pt" style:font-size-asian="17pt" style:font-size-complex="17pt"/>
    </style:style>
    <style:style style:name="T4_21" style:family="text">
      <style:text-properties fo:font-size="17pt" style:font-size-asian="17pt" style:font-size-complex="17pt"/>
    </style:style>
    <style:style style:name="T4_22" style:family="text">
      <style:text-properties fo:font-size="17pt" style:font-size-asian="17pt" style:font-size-complex="17pt"/>
    </style:style>
    <style:style style:name="T4_23" style:family="text">
      <style:text-properties fo:font-size="17pt" style:font-size-asian="17pt" style:font-size-complex="17pt"/>
    </style:style>
    <style:style style:name="T4_24" style:family="text">
      <style:text-properties fo:font-size="17pt" style:font-size-asian="17pt" style:font-size-complex="17pt"/>
    </style:style>
    <style:style style:name="T4_25" style:family="text">
      <style:text-properties fo:font-size="17pt" style:font-size-asian="17pt" style:font-size-complex="17pt"/>
    </style:style>
    <style:style style:name="T4_26" style:family="text">
      <style:text-properties fo:font-size="17pt" style:font-size-asian="17pt" style:font-size-complex="17pt"/>
    </style:style>
    <style:style style:name="T4_27" style:family="text">
      <style:text-properties fo:font-size="17pt" style:font-size-asian="17pt" style:font-size-complex="17pt"/>
    </style:style>
    <style:style style:name="T4_28" style:family="text">
      <style:text-properties fo:font-size="17pt" style:font-size-asian="17pt" style:font-size-complex="17pt"/>
    </style:style>
    <style:style style:name="T4_29" style:family="text">
      <style:text-properties fo:font-size="17pt" style:font-size-asian="17pt" style:font-size-complex="17pt"/>
    </style:style>
    <style:style style:name="T4_30" style:family="text">
      <style:text-properties fo:font-size="17pt" style:font-size-asian="17pt" style:font-size-complex="17pt"/>
    </style:style>
    <style:style style:name="T4_31" style:family="text">
      <style:text-properties fo:font-size="17pt" style:font-size-asian="17pt" style:font-size-complex="17pt"/>
    </style:style>
    <style:style style:name="T4_32" style:family="text">
      <style:text-properties fo:font-size="17pt" style:font-size-asian="17pt" style:font-size-complex="17pt"/>
    </style:style>
    <style:style style:name="T4_33" style:family="text">
      <style:text-properties fo:font-size="17pt" style:font-size-asian="17pt" style:font-size-complex="17pt"/>
    </style:style>
    <style:style style:name="T4_34" style:family="text">
      <style:text-properties fo:font-size="17pt" style:font-size-asian="17pt" style:font-size-complex="17pt"/>
    </style:style>
    <style:style style:name="T4_35" style:family="text">
      <style:text-properties fo:font-size="17pt" style:font-size-asian="17pt" style:font-size-complex="17pt"/>
    </style:style>
    <style:style style:name="T4_36" style:family="text">
      <style:text-properties fo:font-size="17pt" style:font-size-asian="17pt" style:font-size-complex="17pt"/>
    </style:style>
    <style:style style:name="T4_37" style:family="text">
      <style:text-properties fo:font-size="17pt" style:font-size-asian="17pt" style:font-size-complex="17pt"/>
    </style:style>
    <style:style style:name="T4_38" style:family="text">
      <style:text-properties fo:font-size="17pt" style:font-size-asian="17pt" style:font-size-complex="17pt"/>
    </style:style>
    <style:style style:name="T4_39" style:family="text">
      <style:text-properties fo:font-size="17pt" style:font-size-asian="17pt" style:font-size-complex="17pt"/>
    </style:style>
    <style:style style:name="T4_40" style:family="text">
      <style:text-properties fo:font-size="17pt" style:font-size-asian="17pt" style:font-size-complex="17pt"/>
    </style:style>
    <style:style style:name="T4_41" style:family="text">
      <style:text-properties fo:font-size="17pt" style:font-size-asian="17pt" style:font-size-complex="17pt"/>
    </style:style>
    <style:style style:name="T4_42" style:family="text">
      <style:text-properties fo:font-size="17pt" style:font-size-asian="17pt" style:font-size-complex="17pt"/>
    </style:style>
    <style:style style:name="T4_43" style:family="text">
      <style:text-properties fo:font-size="17pt" style:font-size-asian="17pt" style:font-size-complex="17pt"/>
    </style:style>
    <style:style style:name="T4_44" style:family="text">
      <style:text-properties fo:font-size="17pt" style:font-size-asian="17pt" style:font-size-complex="17pt"/>
    </style:style>
    <style:style style:name="T4_45" style:family="text">
      <style:text-properties fo:font-size="17pt" style:font-size-asian="17pt" style:font-size-complex="17pt"/>
    </style:style>
    <style:style style:name="T4_46" style:family="text">
      <style:text-properties fo:font-size="17pt" style:font-size-asian="17pt" style:font-size-complex="17pt"/>
    </style:style>
    <style:style style:name="T4_47" style:family="text">
      <style:text-properties fo:font-size="17pt" style:font-size-asian="17pt" style:font-size-complex="17pt"/>
    </style:style>
    <style:style style:name="T4_48" style:family="text">
      <style:text-properties fo:font-size="17pt" style:font-size-asian="17pt" style:font-size-complex="17pt"/>
    </style:style>
    <style:style style:name="T4_49" style:family="text">
      <style:text-properties fo:font-size="17pt" style:font-size-asian="17pt" style:font-size-complex="17pt"/>
    </style:style>
    <style:style style:name="T4_50" style:family="text">
      <style:text-properties fo:font-size="17pt" style:font-size-asian="17pt" style:font-size-complex="17pt"/>
    </style:style>
    <style:style style:name="T4_51" style:family="text">
      <style:text-properties fo:font-size="17pt" style:font-size-asian="17pt" style:font-size-complex="17pt"/>
    </style:style>
    <style:style style:name="T4_52" style:family="text"/>
    <style:style style:name="T4_53" style:family="text">
      <style:text-properties fo:font-size="17pt" style:font-size-asian="17pt" style:font-size-complex="17pt"/>
    </style:style>
    <style:style style:name="T4_54" style:family="text"/>
    <style:style style:name="T4_55" style:family="text">
      <style:text-properties fo:color="#1155cc" fo:font-size="17pt" style:font-size-asian="17pt" style:font-size-complex="17pt" style:text-underline-style="solid" style:text-underline-color="font-color"/>
    </style:style>
    <style:style style:name="T4_56" style:family="text">
      <style:text-properties fo:font-size="17pt" style:font-size-asian="17pt" style:font-size-complex="17pt"/>
    </style:style>
    <style:style style:name="T4_57" style:family="text">
      <style:text-properties fo:font-size="17pt" style:font-size-asian="17pt" style:font-size-complex="17pt"/>
    </style:style>
    <style:style style:name="T4_58" style:family="text">
      <style:text-properties fo:font-size="17pt" style:font-size-asian="17pt" style:font-size-complex="17pt"/>
    </style:style>
    <style:style style:name="T4_59" style:family="text">
      <style:text-properties fo:font-size="17pt" style:font-size-asian="17pt" style:font-size-complex="17pt"/>
    </style:style>
    <style:style style:name="T4_60" style:family="text">
      <style:text-properties fo:font-size="17pt" style:font-size-asian="17pt" style:font-size-complex="17pt"/>
    </style:style>
    <style:style style:name="T4_61" style:family="text">
      <style:text-properties fo:font-size="17pt" style:font-size-asian="17pt" style:font-size-complex="17pt"/>
    </style:style>
    <style:style style:name="T4_62" style:family="text">
      <style:text-properties fo:font-size="17pt" style:font-size-asian="17pt" style:font-size-complex="17pt"/>
    </style:style>
    <style:style style:name="T4_63" style:family="text">
      <style:text-properties fo:font-size="17pt" style:font-size-asian="17pt" style:font-size-complex="17pt"/>
    </style:style>
    <style:style style:name="T4_64" style:family="text">
      <style:text-properties fo:font-size="17pt" style:font-size-asian="17pt" style:font-size-complex="17pt"/>
    </style:style>
    <style:style style:name="T4_65" style:family="text">
      <style:text-properties fo:font-size="17pt" style:font-size-asian="17pt" style:font-size-complex="17pt"/>
    </style:style>
    <style:style style:name="T4_66" style:family="text">
      <style:text-properties fo:font-size="17pt" style:font-size-asian="17pt" style:font-size-complex="17pt"/>
    </style:style>
    <style:style style:name="T4_67" style:family="text">
      <style:text-properties fo:font-size="17pt" style:font-size-asian="17pt" style:font-size-complex="17pt"/>
    </style:style>
    <style:style style:name="T4_68" style:family="text">
      <style:text-properties fo:font-size="17pt" style:font-size-asian="17pt" style:font-size-complex="17pt"/>
    </style:style>
    <style:style style:name="T4_69" style:family="text">
      <style:text-properties fo:font-size="17pt" style:font-size-asian="17pt" style:font-size-complex="17pt"/>
    </style:style>
    <style:style style:name="T4_70" style:family="text">
      <style:text-properties fo:font-size="17pt" style:font-size-asian="17pt" style:font-size-complex="17pt"/>
    </style:style>
    <style:style style:name="T4_71" style:family="text">
      <style:text-properties fo:font-size="17pt" style:font-size-asian="17pt" style:font-size-complex="17pt"/>
    </style:style>
    <style:style style:name="T4_72" style:family="text">
      <style:text-properties fo:font-size="17pt" style:font-size-asian="17pt" style:font-size-complex="17pt"/>
    </style:style>
    <style:style style:name="T4_73" style:family="text">
      <style:text-properties fo:font-size="17pt" style:font-size-asian="17pt" style:font-size-complex="17pt"/>
    </style:style>
    <style:style style:name="T4_74" style:family="text">
      <style:text-properties fo:font-size="17pt" style:font-size-asian="17pt" style:font-size-complex="17pt"/>
    </style:style>
    <style:style style:name="T4_75" style:family="text">
      <style:text-properties fo:font-size="17pt" style:font-size-asian="17pt" style:font-size-complex="17pt"/>
    </style:style>
    <style:style style:name="T4_76" style:family="text">
      <style:text-properties fo:font-size="17pt" style:font-size-asian="17pt" style:font-size-complex="17pt"/>
    </style:style>
    <style:style style:name="T4_77" style:family="text">
      <style:text-properties fo:font-size="17pt" style:font-size-asian="17pt" style:font-size-complex="17pt"/>
    </style:style>
    <style:style style:name="T4_78" style:family="text">
      <style:text-properties fo:font-size="17pt" style:font-size-asian="17pt" style:font-size-complex="17pt"/>
    </style:style>
    <style:style style:name="T4_79" style:family="text">
      <style:text-properties fo:font-size="17pt" style:font-size-asian="17pt" style:font-size-complex="17pt"/>
    </style:style>
    <style:style style:name="T4_80" style:family="text">
      <style:text-properties fo:font-size="17pt" style:font-size-asian="17pt" style:font-size-complex="17pt"/>
    </style:style>
    <style:style style:name="T4_81" style:family="text">
      <style:text-properties fo:font-size="17pt" style:font-size-asian="17pt" style:font-size-complex="17pt"/>
    </style:style>
    <style:style style:name="T4_82" style:family="text">
      <style:text-properties fo:font-size="17pt" style:font-size-asian="17pt" style:font-size-complex="17pt"/>
    </style:style>
    <style:style style:name="T4_83" style:family="text">
      <style:text-properties fo:font-size="17pt" style:font-size-asian="17pt" style:font-size-complex="17pt"/>
    </style:style>
    <style:style style:name="T4_84" style:family="text">
      <style:text-properties fo:font-size="17pt" style:font-size-asian="17pt" style:font-size-complex="17pt"/>
    </style:style>
    <style:style style:name="P5" style:family="paragraph" style:parent-style-name="Standard">
      <style:paragraph-properties fo:break-before="auto" style:writing-mode="lr-tb"/>
      <style:text-properties fo:font-size="17pt" style:font-size-asian="17pt" style:font-size-complex="17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fo:font-size="17pt" style:font-size-asian="17pt" style:font-size-complex="17pt"/>
    </style:style>
    <style:style style:name="P7" style:family="paragraph" style:parent-style-name="Standard">
      <style:paragraph-properties fo:break-before="auto" style:writing-mode="lr-tb"/>
      <style:text-properties fo:font-size="17pt" style:font-size-asian="17pt" style:font-size-complex="17pt"/>
    </style:style>
    <style:style style:name="P8" style:family="paragraph" style:parent-style-name="Standard">
      <style:paragraph-properties fo:break-before="page" style:writing-mode="lr-tb"/>
      <style:text-properties fo:font-size="17pt" style:font-size-asian="17pt" style:font-size-complex="17pt"/>
    </style:style>
    <style:style style:name="P9" style:family="paragraph" style:parent-style-name="Standard">
      <style:paragraph-properties fo:break-before="auto" style:writing-mode="lr-tb"/>
    </style:style>
    <style:style style:name="T9_1" style:family="text">
      <style:text-properties fo:font-size="17pt" style:font-size-asian="17pt" style:font-size-complex="17pt"/>
    </style:style>
    <style:style style:name="T9_2" style:family="text">
      <style:text-properties fo:font-size="17pt" style:font-size-asian="17pt" style:font-size-complex="17pt"/>
    </style:style>
    <style:style style:name="T9_3" style:family="text">
      <style:text-properties fo:font-size="17pt" style:font-size-asian="17pt" style:font-size-complex="17pt"/>
    </style:style>
    <style:style style:name="T9_4" style:family="text">
      <style:text-properties fo:font-size="17pt" style:font-size-asian="17pt" style:font-size-complex="17pt"/>
    </style:style>
    <style:style style:name="T9_5" style:family="text">
      <style:text-properties fo:font-size="17pt" style:font-size-asian="17pt" style:font-size-complex="17pt"/>
    </style:style>
    <style:style style:name="T9_6" style:family="text">
      <style:text-properties fo:font-size="17pt" style:font-size-asian="17pt" style:font-size-complex="17pt"/>
    </style:style>
    <style:style style:name="T9_7" style:family="text">
      <style:text-properties fo:font-size="17pt" style:font-size-asian="17pt" style:font-size-complex="17pt"/>
    </style:style>
    <style:style style:name="P10" style:family="paragraph" style:parent-style-name="Standard">
      <style:paragraph-properties fo:break-before="auto" style:writing-mode="lr-tb"/>
    </style:style>
    <style:style style:name="T10_1" style:family="text">
      <style:text-properties fo:font-size="17pt" style:font-size-asian="17pt" style:font-size-complex="17pt"/>
    </style:style>
    <style:style style:name="T10_2" style:family="text">
      <style:text-properties fo:font-size="17pt" style:font-size-asian="17pt" style:font-size-complex="17pt"/>
    </style:style>
    <style:style style:name="T10_3" style:family="text">
      <style:text-properties fo:font-size="17pt" style:font-size-asian="17pt" style:font-size-complex="17pt"/>
    </style:style>
    <style:style style:name="T10_4" style:family="text">
      <style:text-properties fo:font-size="17pt" style:font-size-asian="17pt" style:font-size-complex="17pt"/>
    </style:style>
    <style:style style:name="T10_5" style:family="text">
      <style:text-properties fo:font-size="17pt" style:font-size-asian="17pt" style:font-size-complex="17pt"/>
    </style:style>
    <style:style style:name="T10_6" style:family="text">
      <style:text-properties fo:font-size="17pt" style:font-size-asian="17pt" style:font-size-complex="17pt"/>
    </style:style>
    <style:style style:name="T10_7" style:family="text">
      <style:text-properties fo:font-size="17pt" style:font-size-asian="17pt" style:font-size-complex="17pt"/>
    </style:style>
    <style:style style:name="P11" style:family="paragraph" style:parent-style-name="Standard">
      <style:paragraph-properties fo:break-before="auto" style:writing-mode="lr-tb"/>
      <style:text-properties fo:font-size="17pt" style:font-size-asian="17pt" style:font-size-complex="17pt"/>
    </style:style>
    <style:style style:name="P12" style:family="paragraph" style:parent-style-name="Standard">
      <style:paragraph-properties fo:break-before="auto" style:writing-mode="lr-tb"/>
    </style:style>
    <style:style style:name="T12_1" style:family="text"/>
    <style:style style:name="T12_2" style:family="text">
      <style:text-properties fo:font-size="33pt" style:font-size-asian="33pt" style:font-size-complex="33pt"/>
    </style:style>
    <style:style style:name="T12_3" style:family="text">
      <style:text-properties fo:font-size="33pt" style:font-size-asian="33pt" style:font-size-complex="33pt"/>
    </style:style>
    <style:style style:name="T12_4" style:family="text">
      <style:text-properties fo:font-size="21pt" style:font-size-asian="21pt" style:font-size-complex="21pt"/>
    </style:style>
    <style:style style:name="T12_5" style:family="text"/>
    <style:style style:name="T12_6" style:family="text"/>
    <style:style style:name="T12_7" style:family="text"/>
    <style:style style:name="P13" style:family="paragraph" style:parent-style-name="Standard">
      <style:paragraph-properties fo:break-before="auto" style:writing-mode="lr-tb"/>
    </style:style>
    <style:style style:name="P14" style:family="paragraph" style:parent-style-name="Standard">
      <style:paragraph-properties fo:break-before="auto" style:writing-mode="lr-tb"/>
    </style:style>
    <style:style style:name="T14_1" style:family="text">
      <style:text-properties fo:font-size="20pt" style:font-size-asian="20pt" style:font-size-complex="20pt"/>
    </style:style>
    <style:style style:name="T14_2" style:family="text">
      <style:text-properties fo:font-size="20pt" style:font-size-asian="20pt" style:font-size-complex="20pt"/>
    </style:style>
    <style:style style:name="T14_3" style:family="text">
      <style:text-properties fo:font-size="20pt" style:font-size-asian="20pt" style:font-size-complex="20pt"/>
    </style:style>
    <style:style style:name="T14_4" style:family="text">
      <style:text-properties fo:font-size="20pt" style:font-size-asian="20pt" style:font-size-complex="20pt"/>
    </style:style>
    <style:style style:name="T14_5" style:family="text">
      <style:text-properties fo:font-size="20pt" style:font-size-asian="20pt" style:font-size-complex="20pt"/>
    </style:style>
    <style:style style:name="T14_6" style:family="text">
      <style:text-properties fo:font-size="20pt" style:font-size-asian="20pt" style:font-size-complex="20pt"/>
    </style:style>
    <style:style style:name="T14_7" style:family="text">
      <style:text-properties fo:font-size="20pt" style:font-size-asian="20pt" style:font-size-complex="20pt"/>
    </style:style>
    <style:style style:name="T14_8" style:family="text">
      <style:text-properties fo:font-size="20pt" style:font-size-asian="20pt" style:font-size-complex="20pt"/>
    </style:style>
    <style:style style:name="T14_9" style:family="text">
      <style:text-properties fo:font-size="20pt" style:font-size-asian="20pt" style:font-size-complex="20pt"/>
    </style:style>
    <style:style style:name="P15" style:family="paragraph" style:parent-style-name="Standard">
      <style:paragraph-properties fo:break-before="auto" style:writing-mode="lr-tb"/>
      <style:text-properties fo:font-size="20pt" style:font-size-asian="20pt" style:font-size-complex="20pt"/>
    </style:style>
    <style:style style:name="P16" style:family="paragraph" style:parent-style-name="Standard">
      <style:paragraph-properties fo:break-before="auto" style:writing-mode="lr-tb"/>
      <style:text-properties fo:font-size="20pt" style:font-size-asian="20pt" style:font-size-complex="20pt"/>
    </style:style>
    <style:style style:name="P17" style:family="paragraph" style:parent-style-name="Standard">
      <style:paragraph-properties fo:break-before="auto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P18" style:family="paragraph" style:parent-style-name="Standard">
      <style:paragraph-properties fo:break-before="auto" style:writing-mode="lr-tb"/>
    </style:style>
    <style:style style:name="P19" style:family="paragraph" style:parent-style-name="Standard">
      <style:paragraph-properties fo:break-before="auto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>
      <style:text-properties fo:color="#1155cc" style:text-underline-style="solid" style:text-underline-color="font-color"/>
    </style:style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>
      <style:text-properties style:text-underline-style="solid" style:text-underline-color="font-color"/>
    </style:style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P20" style:family="paragraph" style:parent-style-name="Standard">
      <style:paragraph-properties fo:break-before="auto" style:writing-mode="lr-tb"/>
    </style:style>
    <style:style style:name="P21" style:family="paragraph" style:parent-style-name="Standard">
      <style:paragraph-properties fo:break-before="auto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P22" style:family="paragraph" style:parent-style-name="Standard">
      <style:paragraph-properties fo:break-before="auto" style:writing-mode="lr-tb"/>
    </style:style>
    <style:style style:name="P23" style:family="paragraph" style:parent-style-name="Standard">
      <style:paragraph-properties fo:break-before="auto" fo:text-indent="1.27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P24" style:family="paragraph" style:parent-style-name="Standard">
      <style:paragraph-properties fo:break-before="auto" style:writing-mode="lr-tb"/>
    </style:style>
    <style:style style:name="P25" style:family="paragraph" style:parent-style-name="Standard">
      <style:paragraph-properties fo:break-before="auto" fo:text-indent="1.27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P26" style:family="paragraph" style:parent-style-name="Standard">
      <style:paragraph-properties fo:break-before="auto" style:writing-mode="lr-tb"/>
    </style:style>
    <style:style style:name="P27" style:family="paragraph" style:parent-style-name="Standard">
      <style:paragraph-properties fo:break-before="auto" fo:text-indent="1.27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P28" style:family="paragraph" style:parent-style-name="Standard">
      <style:paragraph-properties fo:break-before="auto" style:writing-mode="lr-tb"/>
    </style:style>
    <style:style style:name="P29" style:family="paragraph" style:parent-style-name="Standard">
      <style:paragraph-properties fo:break-before="auto" fo:text-indent="1.27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P30" style:family="paragraph" style:parent-style-name="Standard">
      <style:paragraph-properties fo:break-before="auto" style:writing-mode="lr-tb"/>
    </style:style>
    <style:style style:name="P31" style:family="paragraph" style:parent-style-name="Standard">
      <style:paragraph-properties fo:break-before="auto" fo:text-indent="1.27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P32" style:family="paragraph" style:parent-style-name="Standard">
      <style:paragraph-properties fo:break-before="auto" style:writing-mode="lr-tb"/>
    </style:style>
    <style:style style:name="P33" style:family="paragraph" style:parent-style-name="Standard">
      <style:paragraph-properties fo:break-before="auto" fo:text-indent="1.27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P34" style:family="paragraph" style:parent-style-name="Standard">
      <style:paragraph-properties fo:break-before="auto" style:writing-mode="lr-tb"/>
    </style:style>
    <style:style style:name="P35" style:family="paragraph" style:parent-style-name="Standard">
      <style:paragraph-properties fo:break-before="auto" fo:text-indent="1.27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P36" style:family="paragraph" style:parent-style-name="Standard">
      <style:paragraph-properties fo:break-before="auto" style:writing-mode="lr-tb"/>
    </style:style>
    <style:style style:name="P37" style:family="paragraph" style:parent-style-name="Standard">
      <style:paragraph-properties fo:break-before="auto" fo:text-indent="1.27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P38" style:family="paragraph" style:parent-style-name="Standard">
      <style:paragraph-properties fo:break-before="auto" style:writing-mode="lr-tb"/>
    </style:style>
    <style:style style:name="P39" style:family="paragraph" style:parent-style-name="Standard">
      <style:paragraph-properties fo:break-before="auto" fo:text-indent="1.27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P40" style:family="paragraph" style:parent-style-name="Standard">
      <style:paragraph-properties fo:break-before="auto" style:writing-mode="lr-tb"/>
    </style:style>
    <style:style style:name="P41" style:family="paragraph" style:parent-style-name="Standard">
      <style:paragraph-properties fo:break-before="auto" fo:text-indent="0cm" fo:margin-left="1.27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P42" style:family="paragraph" style:parent-style-name="Standard">
      <style:paragraph-properties fo:break-before="auto" style:writing-mode="lr-tb"/>
    </style:style>
    <style:style style:name="P43" style:family="paragraph" style:parent-style-name="Standard">
      <style:paragraph-properties fo:break-before="auto" fo:text-indent="1.27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P44" style:family="paragraph" style:parent-style-name="Standard">
      <style:paragraph-properties fo:break-before="auto" style:writing-mode="lr-tb"/>
    </style:style>
    <style:style style:name="P45" style:family="paragraph" style:parent-style-name="Standard">
      <style:paragraph-properties fo:break-before="auto" fo:text-indent="0cm" fo:margin-left="1.27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P46" style:family="paragraph" style:parent-style-name="Standard">
      <style:paragraph-properties fo:break-before="auto" fo:text-indent="1.27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P47" style:family="paragraph" style:parent-style-name="Standard">
      <style:paragraph-properties fo:break-before="auto" style:writing-mode="lr-tb"/>
    </style:style>
    <style:style style:name="P48" style:family="paragraph" style:parent-style-name="Standard">
      <style:paragraph-properties fo:break-before="auto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P49" style:family="paragraph" style:parent-style-name="Standard">
      <style:paragraph-properties fo:break-before="auto" style:writing-mode="lr-tb"/>
    </style:style>
    <style:style style:name="P50" style:family="paragraph" style:parent-style-name="Standard">
      <style:paragraph-properties fo:break-before="auto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P51" style:family="paragraph" style:parent-style-name="Standard">
      <style:paragraph-properties fo:break-before="auto" style:writing-mode="lr-tb"/>
    </style:style>
  </office:automatic-styles>
  <office:body>
    <office:text>
      <text:p text:style-name="P1"><text:span text:style-name="T1_1"><text:s/><text:tab/><text:s/><text:tab/><text:s/><text:tab/></text:span></text:p>
      <text:p text:style-name="P2"><text:span text:style-name="T2_1">Note</text:span><text:span text:style-name="T2_2"><text:s/></text:span><text:span text:style-name="T2_3">for</text:span><text:span text:style-name="T2_4"><text:s/></text:span><text:span text:style-name="T2_5">POSSE</text:span><text:span text:style-name="T2_6"><text:s/></text:span><text:span text:style-name="T2_7">participants</text:span><text:span text:style-name="T2_8">:<text:s/></text:span><text:span text:style-name="T2_9">I</text:span><text:span text:style-name="T2_10"><text:s/></text:span><text:span text:style-name="T2_11">originally</text:span><text:span text:style-name="T2_12"><text:s/></text:span><text:span text:style-name="T2_13">created</text:span><text:span text:style-name="T2_14"><text:s/></text:span><text:span text:style-name="T2_15">this</text:span><text:span text:style-name="T2_16"><text:s/></text:span><text:span text:style-name="T2_17">assignment</text:span><text:span text:style-name="T2_18"><text:s/></text:span><text:span text:style-name="T2_19">for</text:span><text:span text:style-name="T2_20"><text:s/></text:span><text:span text:style-name="T2_21">the</text:span><text:span text:style-name="T2_22"><text:s/></text:span><text:span text:style-name="T2_23">HFOSS</text:span><text:span text:style-name="T2_24"><text:s/></text:span><text:span text:style-name="T2_25">class</text:span><text:span text:style-name="T2_26"><text:s/></text:span><text:span text:style-name="T2_27">at</text:span><text:span text:style-name="T2_28"><text:s/></text:span><text:span text:style-name="T2_29">RIT</text:span><text:span text:style-name="T2_30"><text:s/></text:span><text:span text:style-name="T2_31">as</text:span><text:span text:style-name="T2_32"><text:s/></text:span><text:span text:style-name="T2_33">a</text:span><text:span text:style-name="T2_34"><text:s/></text:span><text:span text:style-name="T2_35">way</text:span><text:span text:style-name="T2_36"><text:s/></text:span><text:span text:style-name="T2_37">of</text:span><text:span text:style-name="T2_38"><text:s/></text:span><text:span text:style-name="T2_39">getting</text:span><text:span text:style-name="T2_40"><text:s/></text:span><text:span text:style-name="T2_41">students</text:span><text:span text:style-name="T2_42"><text:s/></text:span><text:span text:style-name="T2_43">to</text:span><text:span text:style-name="T2_44"><text:s/></text:span><text:span text:style-name="T2_45">think</text:span><text:span text:style-name="T2_46"><text:s/></text:span><text:span text:style-name="T2_47">about</text:span><text:span text:style-name="T2_48"><text:s/></text:span><text:span text:style-name="T2_49">the</text:span><text:span text:style-name="T2_50"><text:s/></text:span><text:span text:style-name="T2_51">way</text:span><text:span text:style-name="T2_52"><text:s/></text:span><text:span text:style-name="T2_53">that</text:span><text:span text:style-name="T2_54"><text:s/></text:span><text:span text:style-name="T2_55">open</text:span><text:span text:style-name="T2_56"><text:s/></text:span><text:span text:style-name="T2_57">source</text:span><text:span text:style-name="T2_58"><text:s/></text:span><text:span text:style-name="T2_59">communities</text:span><text:span text:style-name="T2_60"><text:s/></text:span><text:span text:style-name="T2_61">are</text:span><text:span text:style-name="T2_62"><text:s/></text:span><text:span text:style-name="T2_63">structured</text:span><text:span text:style-name="T2_64">.<text:s/></text:span><text:span text:style-name="T2_65">Older</text:span><text:span text:style-name="T2_66"><text:s/></text:span><text:span text:style-name="T2_67">adults</text:span><text:span text:style-name="T2_68"><text:s/></text:span><text:span text:style-name="T2_69">who</text:span><text:span text:style-name="T2_70"><text:s/></text:span><text:span text:style-name="T2_71">have</text:span><text:span text:style-name="T2_72"><text:s/></text:span><text:span text:style-name="T2_73">some</text:span><text:span text:style-name="T2_74"><text:s/></text:span><text:span text:style-name="T2_75">experience</text:span><text:span text:style-name="T2_76"><text:s/></text:span><text:span text:style-name="T2_77">with</text:span><text:span text:style-name="T2_78"><text:s/></text:span><text:span text:style-name="T2_79">hierarchical</text:span><text:span text:style-name="T2_80"><text:s/></text:span><text:span text:style-name="T2_81">and</text:span><text:span text:style-name="T2_82"><text:s/></text:span><text:span text:style-name="T2_83">consensus</text:span><text:span text:style-name="T2_84">-</text:span><text:span text:style-name="T2_85">based</text:span><text:span text:style-name="T2_86"><text:s/></text:span><text:span text:style-name="T2_87">organizations</text:span><text:span text:style-name="T2_88"><text:s/></text:span><text:span text:style-name="T2_89">may</text:span><text:span text:style-name="T2_90"><text:s/></text:span><text:span text:style-name="T2_91">approach</text:span><text:span text:style-name="T2_92"><text:s/></text:span><text:span text:style-name="T2_93">new</text:span><text:span text:style-name="T2_94"><text:s/></text:span><text:span text:style-name="T2_95">affiliations</text:span><text:span text:style-name="T2_96"><text:s/></text:span><text:span text:style-name="T2_97">with</text:span><text:span text:style-name="T2_98"><text:s/></text:span><text:span text:style-name="T2_99">more</text:span><text:span text:style-name="T2_100"><text:s/></text:span><text:span text:style-name="T2_101">critical</text:span><text:span text:style-name="T2_102"><text:s/></text:span><text:span text:style-name="T2_103">or</text:span><text:span text:style-name="T2_104"><text:s/></text:span><text:span text:style-name="T2_105">even</text:span><text:span text:style-name="T2_106"><text:s/></text:span><text:span text:style-name="T2_107">jaundiced</text:span><text:span text:style-name="T2_108"><text:s/></text:span><text:span text:style-name="T2_109">eyes</text:span><text:span text:style-name="T2_110">,<text:s/></text:span><text:span text:style-name="T2_111">but</text:span><text:span text:style-name="T2_112"><text:s/></text:span><text:span text:style-name="T2_113">this</text:span><text:span text:style-name="T2_114"><text:s/></text:span><text:span text:style-name="T2_115">is</text:span><text:span text:style-name="T2_116"><text:s/></text:span><text:span text:style-name="T2_117">most</text:span><text:span text:style-name="T2_118"><text:s/></text:span><text:span text:style-name="T2_119">often</text:span><text:span text:style-name="T2_120"><text:s/></text:span><text:span text:style-name="T2_121">not</text:span><text:span text:style-name="T2_122"><text:s/></text:span><text:span text:style-name="T2_123">the</text:span><text:span text:style-name="T2_124"><text:s/></text:span><text:span text:style-name="T2_125">case</text:span><text:span text:style-name="T2_126"><text:s/></text:span><text:span text:style-name="T2_127">with</text:span><text:span text:style-name="T2_128"><text:s/></text:span><text:span text:style-name="T2_129">students</text:span><text:span text:style-name="T2_130"><text:s/>(</text:span><text:span text:style-name="T2_131">God</text:span><text:span text:style-name="T2_132"><text:s/></text:span><text:span text:style-name="T2_133">bless</text:span><text:span text:style-name="T2_134"><text:s/></text:span><text:span text:style-name="T2_135">them</text:span><text:span text:style-name="T2_136">).<text:s/></text:span><text:span text:style-name="T2_137">I</text:span><text:span text:style-name="T2_138"><text:s/></text:span><text:span text:style-name="T2_139">thought</text:span><text:span text:style-name="T2_140"><text:s/></text:span><text:span text:style-name="T2_141">that</text:span><text:span text:style-name="T2_142"><text:s/></text:span><text:span text:style-name="T2_143">an</text:span><text:span text:style-name="T2_144"><text:s/></text:span><text:span text:style-name="T2_145">assignment</text:span><text:span text:style-name="T2_146"><text:s/></text:span><text:span text:style-name="T2_147">that</text:span><text:span text:style-name="T2_148"><text:s/></text:span><text:span text:style-name="T2_149">made</text:span><text:span text:style-name="T2_150"><text:s/></text:span><text:span text:style-name="T2_151">students</text:span><text:span text:style-name="T2_152"><text:s/></text:span><text:span text:style-name="T2_153">think</text:span><text:span text:style-name="T2_154"><text:s/></text:span><text:span text:style-name="T2_155">critically</text:span><text:span text:style-name="T2_156"><text:s/></text:span><text:span text:style-name="T2_157">about</text:span><text:span text:style-name="T2_158"><text:s/></text:span><text:span text:style-name="T2_159">social</text:span><text:span text:style-name="T2_160"><text:s/></text:span><text:span text:style-name="T2_161">structures</text:span><text:span text:style-name="T2_162"><text:s/></text:span><text:span text:style-name="T2_163">would</text:span><text:span text:style-name="T2_164"><text:s/></text:span><text:span text:style-name="T2_165">help</text:span><text:span text:style-name="T2_166"><text:s/></text:span><text:span text:style-name="T2_167">them</text:span><text:span text:style-name="T2_168"><text:s/></text:span><text:span text:style-name="T2_169">make</text:span><text:span text:style-name="T2_170"><text:s/></text:span><text:span text:style-name="T2_171">more</text:span><text:span text:style-name="T2_172"><text:s/></text:span><text:span text:style-name="T2_173">successful</text:span><text:span text:style-name="T2_174"><text:s/></text:span><text:span text:style-name="T2_175">choices</text:span><text:span text:style-name="T2_176"><text:s/></text:span><text:span text:style-name="T2_177">in</text:span><text:span text:style-name="T2_178"><text:s/></text:span><text:span text:style-name="T2_179">open</text:span><text:span text:style-name="T2_180"><text:s/></text:span><text:span text:style-name="T2_181">source</text:span><text:span text:style-name="T2_182"><text:s/></text:span><text:span text:style-name="T2_183">affiliations</text:span><text:span text:style-name="T2_184">.<text:s/></text:span><text:span text:style-name="T2_185">Subsequently</text:span><text:span text:style-name="T2_186">,<text:s/></text:span><text:span text:style-name="T2_187">Mel</text:span><text:span text:style-name="T2_188"><text:s/></text:span><text:span text:style-name="T2_189">Chua</text:span><text:span text:style-name="T2_190"><text:s/></text:span><text:span text:style-name="T2_191">at</text:span><text:span text:style-name="T2_192"><text:s/></text:span><text:span text:style-name="T2_193">Red</text:span><text:span text:style-name="T2_194"><text:s/></text:span><text:span text:style-name="T2_195">Hat</text:span><text:span text:style-name="T2_196"><text:s/></text:span><text:span text:style-name="T2_197">has</text:span><text:span text:style-name="T2_198"><text:s/></text:span><text:span text:style-name="T2_199">used</text:span><text:span text:style-name="T2_200"><text:s/></text:span><text:span text:style-name="T2_201">this</text:span><text:span text:style-name="T2_202"><text:s/></text:span><text:span text:style-name="T2_203">assignment</text:span><text:span text:style-name="T2_204"><text:s/></text:span><text:span text:style-name="T2_205">at</text:span><text:span text:style-name="T2_206"><text:s/></text:span><text:span text:style-name="T2_207">a</text:span><text:span text:style-name="T2_208"><text:s/></text:span><text:span text:style-name="T2_209">POSSE</text:span><text:span text:style-name="T2_210"><text:s/></text:span><text:span text:style-name="T2_211">in</text:span><text:span text:style-name="T2_212"><text:s/></text:span><text:span text:style-name="T2_213">South</text:span><text:span text:style-name="T2_214"><text:s/></text:span><text:span text:style-name="T2_215">Africa</text:span><text:span text:style-name="T2_216"><text:s/></text:span><text:span text:style-name="T2_217">with</text:span><text:span text:style-name="T2_218"><text:s/></text:span><text:span text:style-name="T2_219">great</text:span><text:span text:style-name="T2_220"><text:s/></text:span><text:span text:style-name="T2_221">success</text:span><text:span text:style-name="T2_222">.</text:span></text:p>
      <text:p text:style-name="P3"/>
      <text:p text:style-name="P4"><text:span text:style-name="T4_1">We</text:span><text:span text:style-name="T4_2"><text:s/></text:span><text:span text:style-name="T4_3">are</text:span><text:span text:style-name="T4_4"><text:s/></text:span><text:span text:style-name="T4_5">going</text:span><text:span text:style-name="T4_6"><text:s/></text:span><text:span text:style-name="T4_7">to</text:span><text:span text:style-name="T4_8"><text:s/></text:span><text:span text:style-name="T4_9">take</text:span><text:span text:style-name="T4_10"><text:s/></text:span><text:span text:style-name="T4_11">presentations</text:span><text:span text:style-name="T4_12"><text:s/></text:span><text:span text:style-name="T4_13">from</text:span><text:span text:style-name="T4_14"><text:s/></text:span><text:span text:style-name="T4_15">each</text:span><text:span text:style-name="T4_16"><text:s/></text:span><text:span text:style-name="T4_17">group</text:span><text:span text:style-name="T4_18"><text:s/></text:span><text:span text:style-name="T4_19">on</text:span><text:span text:style-name="T4_20"><text:s/></text:span><text:span text:style-name="T4_21">Thursday</text:span><text:span text:style-name="T4_22"><text:s/></text:span><text:span text:style-name="T4_23">morning</text:span><text:span text:style-name="T4_24">.<text:s/></text:span><text:span text:style-name="T4_25">An</text:span><text:span text:style-name="T4_26"><text:s/></text:span><text:span text:style-name="T4_27">informal</text:span><text:span text:style-name="T4_28"><text:s/></text:span><text:span text:style-name="T4_29">presentation</text:span><text:span text:style-name="T4_30"><text:s/></text:span><text:span text:style-name="T4_31">is</text:span><text:span text:style-name="T4_32"><text:s/></text:span><text:span text:style-name="T4_33">fine</text:span><text:span text:style-name="T4_34">—</text:span><text:span text:style-name="T4_35">you</text:span><text:span text:style-name="T4_36"><text:s/></text:span><text:span text:style-name="T4_37">do</text:span><text:span text:style-name="T4_38"><text:s/></text:span><text:span text:style-name="T4_39">not</text:span><text:span text:style-name="T4_40"><text:s/></text:span><text:span text:style-name="T4_41">need</text:span><text:span text:style-name="T4_42"><text:s/></text:span><text:span text:style-name="T4_43">to</text:span><text:span text:style-name="T4_44"><text:s/></text:span><text:span text:style-name="T4_45">hand</text:span><text:span text:style-name="T4_46"><text:s/></text:span><text:span text:style-name="T4_47">anything</text:span><text:span text:style-name="T4_48"><text:s/></text:span><text:span text:style-name="T4_49">in</text:span><text:span text:style-name="T4_50">.<text:s/></text:span><text:span text:style-name="T4_51">A</text:span><text:span text:style-name="T4_52"><text:a xlink:type="simple" xlink:href="http://code.google.com/p/gource/"><text:span text:style-name="T4_53"><text:s/></text:span></text:a></text:span><text:span text:style-name="T4_54"><text:a xlink:type="simple" xlink:href="http://code.google.com/p/gource/"><text:span text:style-name="T4_55">Gourse</text:span></text:a></text:span><text:span text:style-name="T4_56"><text:s/></text:span><text:span text:style-name="T4_57">animation</text:span><text:span text:style-name="T4_58"><text:s/></text:span><text:span text:style-name="T4_59">based</text:span><text:span text:style-name="T4_60"><text:s/></text:span><text:span text:style-name="T4_61">on</text:span><text:span text:style-name="T4_62"><text:s/></text:span><text:span text:style-name="T4_63">the</text:span><text:span text:style-name="T4_64"><text:s/></text:span><text:span text:style-name="T4_65">project</text:span><text:span text:style-name="T4_66">'</text:span><text:span text:style-name="T4_67">s</text:span><text:span text:style-name="T4_68"><text:s/></text:span><text:span text:style-name="T4_69">GIT</text:span><text:span text:style-name="T4_70"><text:s/></text:span><text:span text:style-name="T4_71">repository</text:span><text:span text:style-name="T4_72"><text:s/></text:span><text:span text:style-name="T4_73">is</text:span><text:span text:style-name="T4_74"><text:s/></text:span><text:span text:style-name="T4_75">EXTREMELY</text:span><text:span text:style-name="T4_76"><text:s/></text:span><text:span text:style-name="T4_77">helpful</text:span><text:span text:style-name="T4_78"><text:s/></text:span><text:span text:style-name="T4_79">in</text:span><text:span text:style-name="T4_80"><text:s/></text:span><text:span text:style-name="T4_81">these</text:span><text:span text:style-name="T4_82"><text:s/></text:span><text:span text:style-name="T4_83">discussions</text:span><text:span text:style-name="T4_84">.</text:span></text:p>
      <text:p text:style-name="P5"/>
      <text:p text:style-name="P6"><text:span text:style-name="T6_1"><text:tab/><text:tab/><text:tab/><text:tab/>--------------------------</text:span></text:p>
      <text:p text:style-name="P7"/>
      <text:p text:style-name="P8"/>
      <text:p text:style-name="P9"><text:span text:style-name="T9_1">Humanitarian</text:span><text:span text:style-name="T9_2"><text:s/></text:span><text:span text:style-name="T9_3">Open</text:span><text:span text:style-name="T9_4"><text:s/></text:span><text:span text:style-name="T9_5">Source</text:span><text:span text:style-name="T9_6"><text:s/></text:span><text:span text:style-name="T9_7">Software</text:span></text:p>
      <text:p text:style-name="P10"><text:span text:style-name="T10_1">Fall</text:span><text:span text:style-name="T10_2"><text:s/>2010<text:s/>–<text:s/></text:span><text:span text:style-name="T10_3">Professor</text:span><text:span text:style-name="T10_4"><text:s/></text:span><text:span text:style-name="T10_5">David</text:span><text:span text:style-name="T10_6"><text:s/></text:span><text:span text:style-name="T10_7">Shein</text:span></text:p>
      <text:p text:style-name="P11"/>
      <text:p text:style-name="P12"><text:span text:style-name="T12_1">“</text:span><text:span text:style-name="T12_2">Commarch</text:span><text:span text:style-name="T12_3">”--</text:span><text:span text:style-name="T12_4"><text:s/></text:span><text:span text:style-name="T12_5">Community</text:span><text:span text:style-name="T12_6"><text:s/></text:span><text:span text:style-name="T12_7">Architecture</text:span></text:p>
      <text:p text:style-name="P13"/>
      <text:p text:style-name="P14"><text:span text:style-name="T14_1">Open</text:span><text:span text:style-name="T14_2"><text:s/></text:span><text:span text:style-name="T14_3">Source</text:span><text:span text:style-name="T14_4"><text:s/></text:span><text:span text:style-name="T14_5">Community</text:span><text:span text:style-name="T14_6"><text:s/></text:span><text:span text:style-name="T14_7">Characterization</text:span><text:span text:style-name="T14_8"><text:s/></text:span><text:span text:style-name="T14_9">Assignment</text:span></text:p>
      <text:p text:style-name="P15"/>
      <text:p text:style-name="P16"/>
      <text:p text:style-name="P17"><text:span text:style-name="T17_1">Working</text:span><text:span text:style-name="T17_2"><text:s/></text:span><text:span text:style-name="T17_3">in</text:span><text:span text:style-name="T17_4"><text:s/></text:span><text:span text:style-name="T17_5">groups</text:span><text:span text:style-name="T17_6"><text:s/></text:span><text:span text:style-name="T17_7">of</text:span><text:span text:style-name="T17_8"><text:s/></text:span><text:span text:style-name="T17_9">two</text:span><text:span text:style-name="T17_10"><text:s/></text:span><text:span text:style-name="T17_11">or</text:span><text:span text:style-name="T17_12"><text:s/></text:span><text:span text:style-name="T17_13">three</text:span><text:span text:style-name="T17_14">,<text:s/></text:span><text:span text:style-name="T17_15">you</text:span><text:span text:style-name="T17_16"><text:s/></text:span><text:span text:style-name="T17_17">are</text:span><text:span text:style-name="T17_18"><text:s/></text:span><text:span text:style-name="T17_19">going</text:span><text:span text:style-name="T17_20"><text:s/></text:span><text:span text:style-name="T17_21">to</text:span><text:span text:style-name="T17_22"><text:s/></text:span><text:span text:style-name="T17_23">look</text:span><text:span text:style-name="T17_24"><text:s/></text:span><text:span text:style-name="T17_25">at</text:span><text:span text:style-name="T17_26"><text:s/></text:span><text:span text:style-name="T17_27">an</text:span><text:span text:style-name="T17_28"><text:s/></text:span><text:span text:style-name="T17_29">OS</text:span><text:span text:style-name="T17_30"><text:s/></text:span><text:span text:style-name="T17_31">community</text:span><text:span text:style-name="T17_32">/</text:span><text:span text:style-name="T17_33">project</text:span><text:span text:style-name="T17_34"><text:s/></text:span><text:span text:style-name="T17_35">and</text:span><text:span text:style-name="T17_36"><text:s/></text:span><text:span text:style-name="T17_37">deduce</text:span><text:span text:style-name="T17_38"><text:s/></text:span><text:span text:style-name="T17_39">how</text:span><text:span text:style-name="T17_40"><text:s/></text:span><text:span text:style-name="T17_41">that</text:span><text:span text:style-name="T17_42"><text:s/></text:span><text:span text:style-name="T17_43">community</text:span><text:span text:style-name="T17_44"><text:s/></text:span><text:span text:style-name="T17_45">is</text:span><text:span text:style-name="T17_46"><text:s/></text:span><text:span text:style-name="T17_47">organized</text:span><text:span text:style-name="T17_48">.<text:s/></text:span><text:span text:style-name="T17_49">You</text:span><text:span text:style-name="T17_50"><text:s/></text:span><text:span text:style-name="T17_51">may</text:span><text:span text:style-name="T17_52"><text:s/></text:span><text:span text:style-name="T17_53">also</text:span><text:span text:style-name="T17_54"><text:s/></text:span><text:span text:style-name="T17_55">use</text:span><text:span text:style-name="T17_56"><text:s/></text:span><text:span text:style-name="T17_57">some</text:span><text:span text:style-name="T17_58"><text:s/></text:span><text:span text:style-name="T17_59">of</text:span><text:span text:style-name="T17_60"><text:s/></text:span><text:span text:style-name="T17_61">these</text:span><text:span text:style-name="T17_62"><text:s/></text:span><text:span text:style-name="T17_63">techniques</text:span><text:span text:style-name="T17_64"><text:s/></text:span><text:span text:style-name="T17_65">to</text:span><text:span text:style-name="T17_66"><text:s/></text:span><text:span text:style-name="T17_67">assess</text:span><text:span text:style-name="T17_68"><text:s/></text:span><text:span text:style-name="T17_69">pre</text:span><text:span text:style-name="T17_70">-</text:span><text:span text:style-name="T17_71">existing</text:span><text:span text:style-name="T17_72"><text:s/></text:span><text:span text:style-name="T17_73">OS</text:span><text:span text:style-name="T17_74"><text:s/></text:span><text:span text:style-name="T17_75">projects</text:span><text:span text:style-name="T17_76"><text:s/></text:span><text:span text:style-name="T17_77">you</text:span><text:span text:style-name="T17_78"><text:s/></text:span><text:span text:style-name="T17_79">wish</text:span><text:span text:style-name="T17_80"><text:s/></text:span><text:span text:style-name="T17_81">to</text:span><text:span text:style-name="T17_82"><text:s/></text:span><text:span text:style-name="T17_83">contribute</text:span><text:span text:style-name="T17_84"><text:s/></text:span><text:span text:style-name="T17_85">to</text:span><text:span text:style-name="T17_86"><text:s/></text:span><text:span text:style-name="T17_87">for</text:span><text:span text:style-name="T17_88"><text:s/></text:span><text:span text:style-name="T17_89">your</text:span><text:span text:style-name="T17_90"><text:s/></text:span><text:span text:style-name="T17_91">term</text:span><text:span text:style-name="T17_92"><text:s/></text:span><text:span text:style-name="T17_93">project</text:span><text:span text:style-name="T17_94">.</text:span></text:p>
      <text:p text:style-name="P18"/>
      <text:p text:style-name="P19"><text:span text:style-name="T19_1">1.<text:s/></text:span><text:span text:style-name="T19_2">Use</text:span><text:span text:style-name="T19_3"><text:s/></text:span><text:span text:style-name="T19_4">Ohloh</text:span><text:span text:style-name="T19_5"><text:s/></text:span><text:span text:style-name="T19_6">and</text:span><text:span text:style-name="T19_7"><text:a xlink:type="simple" xlink:href="http://openhatch.org/"><text:span text:style-name="T19_8"><text:s/></text:span></text:a></text:span><text:span text:style-name="T19_9"><text:a xlink:type="simple" xlink:href="http://openhatch.org/"><text:span text:style-name="T19_10">OpenHatch</text:span></text:a></text:span><text:span text:style-name="T19_11"><text:s/></text:span><text:span text:style-name="T19_12">collect</text:span><text:span text:style-name="T19_13"><text:s/></text:span><text:span text:style-name="T19_14">general</text:span><text:span text:style-name="T19_15"><text:s/></text:span><text:span text:style-name="T19_16">information</text:span><text:span text:style-name="T19_17"><text:s/></text:span><text:span text:style-name="T19_18">on</text:span><text:span text:style-name="T19_19"><text:s/></text:span><text:span text:style-name="T19_20">open</text:span><text:span text:style-name="T19_21"><text:s/></text:span><text:span text:style-name="T19_22">source</text:span><text:span text:style-name="T19_23"><text:s/></text:span><text:span text:style-name="T19_24">projects</text:span><text:span text:style-name="T19_25">.<text:s/></text:span><text:span text:style-name="T19_26">Select</text:span><text:span text:style-name="T19_27"><text:s/></text:span><text:span text:style-name="T19_28">one</text:span><text:span text:style-name="T19_29"><text:s/></text:span><text:span text:style-name="T19_30">active</text:span><text:span text:style-name="T19_31"><text:s/></text:span><text:span text:style-name="T19_32">software</text:span><text:span text:style-name="T19_33"><text:s/></text:span><text:span text:style-name="T19_34">project</text:span><text:span text:style-name="T19_35"><text:s/></text:span><text:span text:style-name="T19_36">about</text:span><text:span text:style-name="T19_37"><text:s/></text:span><text:span text:style-name="T19_38">which</text:span><text:span text:style-name="T19_39"><text:s/></text:span><text:span text:style-name="T19_40">to</text:span><text:span text:style-name="T19_41"><text:s/></text:span><text:span text:style-name="T19_42">write</text:span><text:span text:style-name="T19_43">.<text:s/></text:span><text:span text:style-name="T19_44">Have</text:span><text:span text:style-name="T19_45"><text:s/></text:span><text:span text:style-name="T19_46">an</text:span><text:span text:style-name="T19_47"><text:s/></text:span><text:span text:style-name="T19_48">alternative</text:span><text:span text:style-name="T19_49"><text:s/></text:span><text:span text:style-name="T19_50">handy</text:span><text:span text:style-name="T19_51"><text:s/></text:span><text:span text:style-name="T19_52">if</text:span><text:span text:style-name="T19_53"><text:s/></text:span><text:span text:style-name="T19_54">you</text:span><text:span text:style-name="T19_55"><text:s/></text:span><text:span text:style-name="T19_56">find</text:span><text:span text:style-name="T19_57"><text:s/></text:span><text:span text:style-name="T19_58">that</text:span><text:span text:style-name="T19_59"><text:s/></text:span><text:span text:style-name="T19_60">you</text:span><text:span text:style-name="T19_61"><text:s/></text:span><text:span text:style-name="T19_62">cannot</text:span><text:span text:style-name="T19_63"><text:s/></text:span><text:span text:style-name="T19_64">get</text:span><text:span text:style-name="T19_65"><text:s/></text:span><text:span text:style-name="T19_66">much</text:span><text:span text:style-name="T19_67"><text:s/></text:span><text:span text:style-name="T19_68">information</text:span><text:span text:style-name="T19_69"><text:s/></text:span><text:span text:style-name="T19_70">about</text:span><text:span text:style-name="T19_71"><text:s/></text:span><text:span text:style-name="T19_72">your</text:span><text:span text:style-name="T19_73"><text:s/></text:span><text:span text:style-name="T19_74">first</text:span><text:span text:style-name="T19_75"><text:s/></text:span><text:span text:style-name="T19_76">choice</text:span><text:span text:style-name="T19_77">.</text:span></text:p>
      <text:p text:style-name="P20"/>
      <text:p text:style-name="P21"><text:span text:style-name="T21_1">2.<text:s/></text:span><text:span text:style-name="T21_2">Dig</text:span><text:span text:style-name="T21_3"><text:s/></text:span><text:span text:style-name="T21_4">deeper</text:span><text:span text:style-name="T21_5">.<text:s/></text:span><text:span text:style-name="T21_6">Use</text:span><text:span text:style-name="T21_7"><text:s/></text:span><text:span text:style-name="T21_8">the</text:span><text:span text:style-name="T21_9"><text:s/></text:span><text:span text:style-name="T21_10">project</text:span><text:span text:style-name="T21_11">’</text:span><text:span text:style-name="T21_12">s</text:span><text:span text:style-name="T21_13"><text:s/></text:span><text:span text:style-name="T21_14">IRC</text:span><text:span text:style-name="T21_15"><text:s/></text:span><text:span text:style-name="T21_16">logs</text:span><text:span text:style-name="T21_17">,<text:s/></text:span><text:span text:style-name="T21_18">git</text:span><text:span text:style-name="T21_19"><text:s/></text:span><text:span text:style-name="T21_20">repo</text:span><text:span text:style-name="T21_21">,<text:s/></text:span><text:span text:style-name="T21_22">mail</text:span><text:span text:style-name="T21_23"><text:s/></text:span><text:span text:style-name="T21_24">list</text:span><text:span text:style-name="T21_25"><text:s/></text:span><text:span text:style-name="T21_26">history</text:span><text:span text:style-name="T21_27">,<text:s/></text:span><text:span text:style-name="T21_28">open</text:span><text:span text:style-name="T21_29"><text:s/></text:span><text:span text:style-name="T21_30">IRC</text:span><text:span text:style-name="T21_31"><text:s/></text:span><text:span text:style-name="T21_32">channels</text:span><text:span text:style-name="T21_33">,<text:s/></text:span><text:span text:style-name="T21_34">and</text:span><text:span text:style-name="T21_35"><text:s/></text:span><text:span text:style-name="T21_36">any</text:span><text:span text:style-name="T21_37"><text:s/></text:span><text:span text:style-name="T21_38">other</text:span><text:span text:style-name="T21_39"><text:s/></text:span><text:span text:style-name="T21_40">communication</text:span><text:span text:style-name="T21_41"><text:s/></text:span><text:span text:style-name="T21_42">channel</text:span><text:span text:style-name="T21_43"><text:s/></text:span><text:span text:style-name="T21_44">you</text:span><text:span text:style-name="T21_45"><text:s/></text:span><text:span text:style-name="T21_46">find</text:span><text:span text:style-name="T21_47">,<text:s/></text:span><text:span text:style-name="T21_48">to</text:span><text:span text:style-name="T21_49"><text:s/></text:span><text:span text:style-name="T21_50">get</text:span><text:span text:style-name="T21_51"><text:s/></text:span><text:span text:style-name="T21_52">the</text:span><text:span text:style-name="T21_53"><text:s/></text:span><text:span text:style-name="T21_54">answers</text:span><text:span text:style-name="T21_55"><text:s/></text:span><text:span text:style-name="T21_56">to</text:span><text:span text:style-name="T21_57"><text:s/></text:span><text:span text:style-name="T21_58">the</text:span><text:span text:style-name="T21_59"><text:s/></text:span><text:span text:style-name="T21_60">following</text:span><text:span text:style-name="T21_61"><text:s/></text:span><text:span text:style-name="T21_62">questions</text:span><text:span text:style-name="T21_63">:</text:span></text:p>
      <text:p text:style-name="P22"/>
      <text:p text:style-name="P23"><text:span text:style-name="T23_1">A</text:span><text:span text:style-name="T23_2">.<text:s/></text:span><text:span text:style-name="T23_3">Describe</text:span><text:span text:style-name="T23_4"><text:s/></text:span><text:span text:style-name="T23_5">software</text:span><text:span text:style-name="T23_6"><text:s/></text:span><text:span text:style-name="T23_7">project</text:span><text:span text:style-name="T23_8">,<text:s/></text:span><text:span text:style-name="T23_9">its</text:span><text:span text:style-name="T23_10"><text:s/></text:span><text:span text:style-name="T23_11">purpose</text:span><text:span text:style-name="T23_12"><text:s/></text:span><text:span text:style-name="T23_13">and</text:span><text:span text:style-name="T23_14"><text:s/></text:span><text:span text:style-name="T23_15">goals</text:span><text:span text:style-name="T23_16">.</text:span></text:p>
      <text:p text:style-name="P24"/>
      <text:p text:style-name="P25"><text:span text:style-name="T25_1">B</text:span><text:span text:style-name="T25_2">.<text:s/></text:span><text:span text:style-name="T25_3">Give</text:span><text:span text:style-name="T25_4"><text:s/></text:span><text:span text:style-name="T25_5">brief</text:span><text:span text:style-name="T25_6"><text:s/></text:span><text:span text:style-name="T25_7">history</text:span><text:span text:style-name="T25_8"><text:s/></text:span><text:span text:style-name="T25_9">of</text:span><text:span text:style-name="T25_10"><text:s/></text:span><text:span text:style-name="T25_11">the</text:span><text:span text:style-name="T25_12"><text:s/></text:span><text:span text:style-name="T25_13">project</text:span><text:span text:style-name="T25_14">.</text:span></text:p>
      <text:p text:style-name="P26"/>
      <text:p text:style-name="P27"><text:span text:style-name="T27_1">C</text:span><text:span text:style-name="T27_2">.<text:s/></text:span><text:span text:style-name="T27_3">Look</text:span><text:span text:style-name="T27_4"><text:s/></text:span><text:span text:style-name="T27_5">at</text:span><text:span text:style-name="T27_6"><text:s/></text:span><text:span text:style-name="T27_7">the</text:span><text:span text:style-name="T27_8"><text:s/></text:span><text:span text:style-name="T27_9">git</text:span><text:span text:style-name="T27_10"><text:s/></text:span><text:span text:style-name="T27_11">repository</text:span><text:span text:style-name="T27_12"><text:s/></text:span><text:span text:style-name="T27_13">and</text:span><text:span text:style-name="T27_14"><text:s/></text:span><text:span text:style-name="T27_15">the</text:span><text:span text:style-name="T27_16"><text:s/></text:span><text:span text:style-name="T27_17">developer</text:span><text:span text:style-name="T27_18"><text:s/></text:span><text:span text:style-name="T27_19">blogs</text:span><text:span text:style-name="T27_20"><text:s/></text:span><text:span text:style-name="T27_21">ask</text:span><text:span text:style-name="T27_22"><text:s/></text:span><text:span text:style-name="T27_23">the</text:span><text:span text:style-name="T27_24"><text:s/></text:span><text:span text:style-name="T27_25">following</text:span><text:span text:style-name="T27_26"><text:s/></text:span><text:span text:style-name="T27_27">questions</text:span><text:span text:style-name="T27_28">:</text:span></text:p>
      <text:p text:style-name="P28"/>
      <text:p text:style-name="P29"><text:span text:style-name="T29_1">D</text:span><text:span text:style-name="T29_2">.<text:s/></text:span><text:span text:style-name="T29_3">Who</text:span><text:span text:style-name="T29_4"><text:s/></text:span><text:span text:style-name="T29_5">approves</text:span><text:span text:style-name="T29_6"><text:s/></text:span><text:span text:style-name="T29_7">patches</text:span><text:span text:style-name="T29_8">?<text:s/></text:span><text:span text:style-name="T29_9">How</text:span><text:span text:style-name="T29_10"><text:s/></text:span><text:span text:style-name="T29_11">many</text:span><text:span text:style-name="T29_12"><text:s/></text:span><text:span text:style-name="T29_13">people</text:span><text:span text:style-name="T29_14">?</text:span></text:p>
      <text:p text:style-name="P30"/>
      <text:p text:style-name="P31"><text:span text:style-name="T31_1">E</text:span><text:span text:style-name="T31_2">.<text:s/></text:span><text:span text:style-name="T31_3">Who</text:span><text:span text:style-name="T31_4"><text:s/></text:span><text:span text:style-name="T31_5">has</text:span><text:span text:style-name="T31_6"><text:s/></text:span><text:span text:style-name="T31_7">commit</text:span><text:span text:style-name="T31_8"><text:s/></text:span><text:span text:style-name="T31_9">access</text:span><text:span text:style-name="T31_10">?<text:s/>&amp;<text:s/></text:span><text:span text:style-name="T31_11">how</text:span><text:span text:style-name="T31_12"><text:s/></text:span><text:span text:style-name="T31_13">many</text:span><text:span text:style-name="T31_14">?</text:span></text:p>
      <text:p text:style-name="P32"/>
      <text:p text:style-name="P33"><text:span text:style-name="T33_1">F</text:span><text:span text:style-name="T33_2">.<text:s/></text:span><text:span text:style-name="T33_3">Who</text:span><text:span text:style-name="T33_4"><text:s/></text:span><text:span text:style-name="T33_5">is</text:span><text:span text:style-name="T33_6"><text:s/></text:span><text:span text:style-name="T33_7">involved</text:span><text:span text:style-name="T33_8"><text:s/></text:span><text:span text:style-name="T33_9">in</text:span><text:span text:style-name="T33_10"><text:s/></text:span><text:span text:style-name="T33_11">the</text:span><text:span text:style-name="T33_12"><text:s/></text:span><text:span text:style-name="T33_13">history</text:span><text:span text:style-name="T33_14"><text:s/></text:span><text:span text:style-name="T33_15">of</text:span><text:span text:style-name="T33_16"><text:s/></text:span><text:span text:style-name="T33_17">the</text:span><text:span text:style-name="T33_18"><text:s/></text:span><text:span text:style-name="T33_19">project</text:span><text:span text:style-name="T33_20">?</text:span></text:p>
      <text:p text:style-name="P34"/>
      <text:p text:style-name="P35"><text:span text:style-name="T35_1">G</text:span><text:span text:style-name="T35_2">.<text:s/></text:span><text:span text:style-name="T35_3">Who</text:span><text:span text:style-name="T35_4"><text:s/></text:span><text:span text:style-name="T35_5">are</text:span><text:span text:style-name="T35_6"><text:s/></text:span><text:span text:style-name="T35_7">the</text:span><text:span text:style-name="T35_8"><text:s/></text:span><text:span text:style-name="T35_9">principal</text:span><text:span text:style-name="T35_10"><text:s/></text:span><text:span text:style-name="T35_11">contributors</text:span><text:span text:style-name="T35_12">,<text:s/></text:span><text:span text:style-name="T35_13">and</text:span><text:span text:style-name="T35_14"><text:s/></text:span><text:span text:style-name="T35_15">have</text:span><text:span text:style-name="T35_16"><text:s/></text:span><text:span text:style-name="T35_17">they</text:span><text:span text:style-name="T35_18"><text:s/></text:span><text:span text:style-name="T35_19">changed</text:span><text:span text:style-name="T35_20"><text:s/></text:span><text:span text:style-name="T35_21">over</text:span><text:span text:style-name="T35_22"><text:s/></text:span><text:span text:style-name="T35_23">time</text:span><text:span text:style-name="T35_24">?</text:span></text:p>
      <text:p text:style-name="P36"/>
      <text:p text:style-name="P37"><text:span text:style-name="T37_1">H</text:span><text:span text:style-name="T37_2">.<text:s/></text:span><text:span text:style-name="T37_3">Who</text:span><text:span text:style-name="T37_4"><text:s/></text:span><text:span text:style-name="T37_5">are</text:span><text:span text:style-name="T37_6"><text:s/></text:span><text:span text:style-name="T37_7">the</text:span><text:span text:style-name="T37_8"><text:s/></text:span><text:span text:style-name="T37_9">maintainers</text:span><text:span text:style-name="T37_10">?</text:span></text:p>
      <text:p text:style-name="P38"/>
      <text:p text:style-name="P39"><text:span text:style-name="T39_1">I</text:span><text:span text:style-name="T39_2">.<text:s/></text:span><text:span text:style-name="T39_3">Who</text:span><text:span text:style-name="T39_4"><text:s/></text:span><text:span text:style-name="T39_5">is</text:span><text:span text:style-name="T39_6"><text:s/></text:span><text:span text:style-name="T39_7">on</text:span><text:span text:style-name="T39_8"><text:s/></text:span><text:span text:style-name="T39_9">the</text:span><text:span text:style-name="T39_10"><text:s/></text:span><text:span text:style-name="T39_11">front</text:span><text:span text:style-name="T39_12"><text:s/></text:span><text:span text:style-name="T39_13">and</text:span><text:span text:style-name="T39_14"><text:s/></text:span><text:span text:style-name="T39_15">back</text:span><text:span text:style-name="T39_16"><text:s/></text:span><text:span text:style-name="T39_17">end</text:span><text:span text:style-name="T39_18">?</text:span></text:p>
      <text:p text:style-name="P40"/>
      <text:p text:style-name="P41"><text:span text:style-name="T41_1">J</text:span><text:span text:style-name="T41_2">.<text:s/></text:span><text:span text:style-name="T41_3">What</text:span><text:span text:style-name="T41_4"><text:s/></text:span><text:span text:style-name="T41_5">have</text:span><text:span text:style-name="T41_6"><text:s/></text:span><text:span text:style-name="T41_7">been</text:span><text:span text:style-name="T41_8"><text:s/></text:span><text:span text:style-name="T41_9">some</text:span><text:span text:style-name="T41_10"><text:s/></text:span><text:span text:style-name="T41_11">of</text:span><text:span text:style-name="T41_12"><text:s/></text:span><text:span text:style-name="T41_13">the</text:span><text:span text:style-name="T41_14"><text:s/></text:span><text:span text:style-name="T41_15">major</text:span><text:span text:style-name="T41_16"><text:s/></text:span><text:span text:style-name="T41_17">bugs</text:span><text:span text:style-name="T41_18">/</text:span><text:span text:style-name="T41_19">problems</text:span><text:span text:style-name="T41_20">/</text:span><text:span text:style-name="T41_21">issues</text:span><text:span text:style-name="T41_22"><text:s/></text:span><text:span text:style-name="T41_23">that</text:span><text:span text:style-name="T41_24"><text:s/></text:span><text:span text:style-name="T41_25">have</text:span><text:span text:style-name="T41_26"><text:s/></text:span><text:span text:style-name="T41_27">arisen</text:span><text:span text:style-name="T41_28"><text:s/></text:span><text:span text:style-name="T41_29">during</text:span><text:span text:style-name="T41_30"><text:s/></text:span><text:span text:style-name="T41_31">development</text:span><text:span text:style-name="T41_32">?<text:s/></text:span><text:span text:style-name="T41_33">Who</text:span><text:span text:style-name="T41_34"><text:s/></text:span><text:span text:style-name="T41_35">is</text:span><text:span text:style-name="T41_36"><text:s/></text:span><text:span text:style-name="T41_37">responsible</text:span><text:span text:style-name="T41_38"><text:s/></text:span><text:span text:style-name="T41_39">for</text:span><text:span text:style-name="T41_40"><text:s/></text:span><text:span text:style-name="T41_41">quality</text:span><text:span text:style-name="T41_42"><text:s/></text:span><text:span text:style-name="T41_43">control</text:span><text:span text:style-name="T41_44"><text:s/></text:span><text:span text:style-name="T41_45">and</text:span><text:span text:style-name="T41_46"><text:s/></text:span><text:span text:style-name="T41_47">bug</text:span><text:span text:style-name="T41_48"><text:s/></text:span><text:span text:style-name="T41_49">repair</text:span><text:span text:style-name="T41_50">?</text:span></text:p>
      <text:p text:style-name="P42"/>
      <text:p text:style-name="P43"><text:span text:style-name="T43_1">K</text:span><text:span text:style-name="T43_2">.<text:s/></text:span><text:span text:style-name="T43_3">How</text:span><text:span text:style-name="T43_4"><text:s/></text:span><text:span text:style-name="T43_5">is</text:span><text:span text:style-name="T43_6"><text:s/></text:span><text:span text:style-name="T43_7">the</text:span><text:span text:style-name="T43_8"><text:s/></text:span><text:span text:style-name="T43_9">project</text:span><text:span text:style-name="T43_10">’</text:span><text:span text:style-name="T43_11">s</text:span><text:span text:style-name="T43_12"><text:s/></text:span><text:span text:style-name="T43_13">participation</text:span><text:span text:style-name="T43_14"><text:s/></text:span><text:span text:style-name="T43_15">trending</text:span><text:span text:style-name="T43_16"><text:s/></text:span><text:span text:style-name="T43_17">and</text:span><text:span text:style-name="T43_18"><text:s/></text:span><text:span text:style-name="T43_19">why</text:span><text:span text:style-name="T43_20">?</text:span></text:p>
      <text:p text:style-name="P44"/>
      <text:p text:style-name="P45"><text:span text:style-name="T45_1">L</text:span><text:span text:style-name="T45_2">.<text:s/></text:span><text:span text:style-name="T45_3">Based</text:span><text:span text:style-name="T45_4"><text:s/></text:span><text:span text:style-name="T45_5">on</text:span><text:span text:style-name="T45_6"><text:s/></text:span><text:span text:style-name="T45_7">these</text:span><text:span text:style-name="T45_8"><text:s/></text:span><text:span text:style-name="T45_9">answers</text:span><text:span text:style-name="T45_10">,<text:s/></text:span><text:span text:style-name="T45_11">how</text:span><text:span text:style-name="T45_12"><text:s/></text:span><text:span text:style-name="T45_13">would</text:span><text:span text:style-name="T45_14"><text:s/></text:span><text:span text:style-name="T45_15">you</text:span><text:span text:style-name="T45_16"><text:s/></text:span><text:span text:style-name="T45_17">describe</text:span><text:span text:style-name="T45_18"><text:s/></text:span><text:span text:style-name="T45_19">the</text:span><text:span text:style-name="T45_20"><text:s/></text:span><text:span text:style-name="T45_21">decision</text:span><text:span text:style-name="T45_22"><text:s/></text:span><text:span text:style-name="T45_23">making</text:span><text:span text:style-name="T45_24"><text:s/></text:span><text:span text:style-name="T45_25">structure</text:span><text:span text:style-name="T45_26">/</text:span><text:span text:style-name="T45_27">process</text:span><text:span text:style-name="T45_28"><text:s/></text:span><text:span text:style-name="T45_29">of</text:span><text:span text:style-name="T45_30"><text:s/></text:span><text:span text:style-name="T45_31">this</text:span><text:span text:style-name="T45_32"><text:s/></text:span><text:span text:style-name="T45_33">group</text:span><text:span text:style-name="T45_34">?<text:s/></text:span><text:span text:style-name="T45_35">Is</text:span><text:span text:style-name="T45_36"><text:s/></text:span><text:span text:style-name="T45_37">it</text:span><text:span text:style-name="T45_38"><text:s/></text:span><text:span text:style-name="T45_39">hierarchical</text:span><text:span text:style-name="T45_40">,<text:s/></text:span><text:span text:style-name="T45_41">consensus</text:span><text:span text:style-name="T45_42"><text:s/></text:span><text:span text:style-name="T45_43">building</text:span><text:span text:style-name="T45_44">,<text:s/></text:span><text:span text:style-name="T45_45">ruled</text:span><text:span text:style-name="T45_46"><text:s/></text:span><text:span text:style-name="T45_47">by</text:span><text:span text:style-name="T45_48"><text:s/></text:span><text:span text:style-name="T45_49">a</text:span><text:span text:style-name="T45_50"><text:s/></text:span><text:span text:style-name="T45_51">small</text:span><text:span text:style-name="T45_52"><text:s/></text:span><text:span text:style-name="T45_53">group</text:span><text:span text:style-name="T45_54">,<text:s/></text:span><text:span text:style-name="T45_55">barely</text:span><text:span text:style-name="T45_56"><text:s/></text:span><text:span text:style-name="T45_57">contained</text:span><text:span text:style-name="T45_58"><text:s/></text:span><text:span text:style-name="T45_59">chaos</text:span><text:span text:style-name="T45_60">,<text:s/></text:span><text:span text:style-name="T45_61">or</text:span><text:span text:style-name="T45_62"><text:s/></text:span><text:span text:style-name="T45_63">ruled</text:span><text:span text:style-name="T45_64"><text:s/></text:span><text:span text:style-name="T45_65">by</text:span><text:span text:style-name="T45_66"><text:s/></text:span><text:span text:style-name="T45_67">a</text:span><text:span text:style-name="T45_68"><text:s/></text:span><text:span text:style-name="T45_69">single</text:span><text:span text:style-name="T45_70"><text:s/></text:span><text:span text:style-name="T45_71">or</text:span><text:span text:style-name="T45_72"><text:s/></text:span><text:span text:style-name="T45_73">pair</text:span><text:span text:style-name="T45_74"><text:s/></text:span><text:span text:style-name="T45_75">of</text:span><text:span text:style-name="T45_76"><text:s/></text:span><text:span text:style-name="T45_77">individuals</text:span><text:span text:style-name="T45_78">?</text:span></text:p>
      <text:p text:style-name="P46"><text:span text:style-name="T46_1">M</text:span><text:span text:style-name="T46_2">.<text:s/></text:span><text:span text:style-name="T46_3">Is</text:span><text:span text:style-name="T46_4"><text:s/></text:span><text:span text:style-name="T46_5">this</text:span><text:span text:style-name="T46_6"><text:s/></text:span><text:span text:style-name="T46_7">the</text:span><text:span text:style-name="T46_8"><text:s/></text:span><text:span text:style-name="T46_9">kind</text:span><text:span text:style-name="T46_10"><text:s/></text:span><text:span text:style-name="T46_11">of</text:span><text:span text:style-name="T46_12"><text:s/></text:span><text:span text:style-name="T46_13">structure</text:span><text:span text:style-name="T46_14"><text:s/></text:span><text:span text:style-name="T46_15">you</text:span><text:span text:style-name="T46_16"><text:s/></text:span><text:span text:style-name="T46_17">would</text:span><text:span text:style-name="T46_18"><text:s/></text:span><text:span text:style-name="T46_19">enjoy</text:span><text:span text:style-name="T46_20"><text:s/></text:span><text:span text:style-name="T46_21">working</text:span><text:span text:style-name="T46_22"><text:s/></text:span><text:span text:style-name="T46_23">in</text:span><text:span text:style-name="T46_24">?<text:s/></text:span><text:span text:style-name="T46_25">Why</text:span><text:span text:style-name="T46_26">,<text:s/></text:span><text:span text:style-name="T46_27">or</text:span><text:span text:style-name="T46_28"><text:s/></text:span><text:span text:style-name="T46_29">why</text:span><text:span text:style-name="T46_30"><text:s/></text:span><text:span text:style-name="T46_31">not</text:span><text:span text:style-name="T46_32">.</text:span></text:p>
      <text:p text:style-name="P47"/>
      <text:p text:style-name="P48"><text:span text:style-name="T48_1">3.<text:s/></text:span><text:span text:style-name="T48_2">Write</text:span><text:span text:style-name="T48_3"><text:s/></text:span><text:span text:style-name="T48_4">up</text:span><text:span text:style-name="T48_5"><text:s/></text:span><text:span text:style-name="T48_6">a</text:span><text:span text:style-name="T48_7"><text:s/></text:span><text:span text:style-name="T48_8">set</text:span><text:span text:style-name="T48_9"><text:s/></text:span><text:span text:style-name="T48_10">of</text:span><text:span text:style-name="T48_11"><text:s/></text:span><text:span text:style-name="T48_12">answers</text:span><text:span text:style-name="T48_13"><text:s/></text:span><text:span text:style-name="T48_14">to</text:span><text:span text:style-name="T48_15"><text:s/></text:span><text:span text:style-name="T48_16">these</text:span><text:span text:style-name="T48_17"><text:s/></text:span><text:span text:style-name="T48_18">questions</text:span><text:span text:style-name="T48_19"><text:s/></text:span><text:span text:style-name="T48_20">including</text:span><text:span text:style-name="T48_21"><text:s/></text:span><text:span text:style-name="T48_22">how</text:span><text:span text:style-name="T48_23"><text:s/></text:span><text:span text:style-name="T48_24">you</text:span><text:span text:style-name="T48_25"><text:s/></text:span><text:span text:style-name="T48_26">arrived</text:span><text:span text:style-name="T48_27"><text:s/></text:span><text:span text:style-name="T48_28">at</text:span><text:span text:style-name="T48_29"><text:s/></text:span><text:span text:style-name="T48_30">your</text:span><text:span text:style-name="T48_31"><text:s/></text:span><text:span text:style-name="T48_32">conclusions</text:span><text:span text:style-name="T48_33"><text:s/>(</text:span><text:span text:style-name="T48_34">links</text:span><text:span text:style-name="T48_35"><text:s/></text:span><text:span text:style-name="T48_36">or</text:span><text:span text:style-name="T48_37"><text:s/></text:span><text:span text:style-name="T48_38">convo</text:span><text:span text:style-name="T48_39"><text:s/></text:span><text:span text:style-name="T48_40">quotes</text:span><text:span text:style-name="T48_41">,<text:s/></text:span><text:span text:style-name="T48_42">etc</text:span><text:span text:style-name="T48_43">.)<text:s/></text:span><text:span text:style-name="T48_44">to</text:span><text:span text:style-name="T48_45"><text:s/></text:span><text:span text:style-name="T48_46">be</text:span><text:span text:style-name="T48_47"><text:s/></text:span><text:span text:style-name="T48_48">handed</text:span><text:span text:style-name="T48_49"><text:s/></text:span><text:span text:style-name="T48_50">in</text:span></text:p>
      <text:p text:style-name="P49"/>
      <text:p text:style-name="P50"><text:span text:style-name="T50_1">4.<text:s/></text:span><text:span text:style-name="T50_2">Based</text:span><text:span text:style-name="T50_3"><text:s/></text:span><text:span text:style-name="T50_4">on</text:span><text:span text:style-name="T50_5"><text:s/></text:span><text:span text:style-name="T50_6">your</text:span><text:span text:style-name="T50_7"><text:s/></text:span><text:span text:style-name="T50_8">notes</text:span><text:span text:style-name="T50_9"><text:s/></text:span><text:span text:style-name="T50_10">write</text:span><text:span text:style-name="T50_11"><text:s/></text:span><text:span text:style-name="T50_12">up</text:span><text:span text:style-name="T50_13"><text:s/></text:span><text:span text:style-name="T50_14">your</text:span><text:span text:style-name="T50_15"><text:s/></text:span><text:span text:style-name="T50_16">research</text:span><text:span text:style-name="T50_17"><text:s/></text:span><text:span text:style-name="T50_18">results</text:span><text:span text:style-name="T50_19"><text:s/></text:span><text:span text:style-name="T50_20">in</text:span><text:span text:style-name="T50_21"><text:s/></text:span><text:span text:style-name="T50_22">a</text:span><text:span text:style-name="T50_23"><text:s/></text:span><text:span text:style-name="T50_24">brief</text:span><text:span text:style-name="T50_25"><text:s/></text:span><text:span text:style-name="T50_26">powerpoint</text:span><text:span text:style-name="T50_27"><text:s/></text:span><text:span text:style-name="T50_28">to</text:span><text:span text:style-name="T50_29"><text:s/></text:span><text:span text:style-name="T50_30">present</text:span><text:span text:style-name="T50_31"><text:s/></text:span><text:span text:style-name="T50_32">to</text:span><text:span text:style-name="T50_33"><text:s/></text:span><text:span text:style-name="T50_34">the</text:span><text:span text:style-name="T50_35"><text:s/></text:span><text:span text:style-name="T50_36">class</text:span><text:span text:style-name="T50_37">.</text:span></text:p>
      <text:p text:style-name="P5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